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22.01mm"/>
    </style:style>
    <style:style style:name="co3" style:family="table-column">
      <style:table-column-properties fo:break-before="auto" style:column-width="25.6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cuesta</text:p>
          </table:table-cell>
          <table:table-cell office:value-type="string" calcext:value-type="string">
            <text:p>Voto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Minuto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table:number-columns-repeated="1013"/>
        </table:table-row>
        <table:table-row-group>
          <table:table-row-group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7" calcext:value-type="float">
                <text:p>1997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8" calcext:value-type="float">
                <text:p>28</text:p>
              </table:table-cell>
              <table:table-cell table:style-name="ce5" table:formula="of:=IF([.B3]=&quot;ENFADADO&quot;;0;IF([.B3]=&quot;NEUTRAL&quot;;1;IF([.B3]=&quot;SATISFECHO&quot;;2;IF([.B3]=&quot;CONTENTO&quot;;3;&quot;&quot;))))" office:value-type="float" office:value="3" calcext:value-type="float">
                <text:p>3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formula="of:=[.J3]*[.K3]" office:value-type="float" office:value="9" calcext:value-type="float">
                <text:p>9</text:p>
              </table:table-cell>
              <table:table-cell table:formula="of:=SUM([.L3:.L6])/[.J7]" office:value-type="float" office:value="1.52941176470588" calcext:value-type="float">
                <text:p>1,52941176470588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33" calcext:value-type="float">
                <text:p>33</text:p>
              </table:table-cell>
              <table:table-cell table:style-name="ce5" table:formula="of:=IF([.B4]=&quot;ENFADADO&quot;;0;IF([.B4]=&quot;NEUTRAL&quot;;1;IF([.B4]=&quot;SATISFECHO&quot;;2;IF([.B4]=&quot;CONTENTO&quot;;3;&quot;&quot;))))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formula="of:=[.J4]*[.K4]" office:value-type="float" office:value="0" calcext:value-type="float">
                <text:p>0</text:p>
              </table:table-cell>
              <table:table-cell table:formula="of:=MEDIAN([.$I$3:.$I$22])" office:value-type="float" office:value="2" calcext:value-type="float">
                <text:p>2</text:p>
              </table:table-cell>
              <table:table-cell office:value-type="string" calcext:value-type="string">
                <text:p>MEDIANA</text:p>
              </table:table-cell>
              <table:table-cell/>
              <table:table-cell table:formula="of:=AVERAGE([.I3:.I241])" office:value-type="float" office:value="1.425" calcext:value-type="float">
                <text:p>1,425</text:p>
              </table:table-cell>
              <table:table-cell table:number-columns-repeated="1008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24" calcext:value-type="float">
                <text:p>202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39" calcext:value-type="float">
                <text:p>39</text:p>
              </table:table-cell>
              <table:table-cell table:style-name="ce5" table:formula="of:=IF([.B5]=&quot;ENFADADO&quot;;0;IF([.B5]=&quot;NEUTRAL&quot;;1;IF([.B5]=&quot;SATISFECHO&quot;;2;IF([.B5]=&quot;CONTENTO&quot;;3;&quot;&quot;))))" office:value-type="float" office:value="3" calcext:value-type="float">
                <text:p>3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formula="of:=[.J5]*[.K5]" office:value-type="float" office:value="3" calcext:value-type="float">
                <text:p>3</text:p>
              </table:table-cell>
              <table:table-cell table:formula="of:=COM.MICROSOFT.STDEV.S([.$I$3:.$I$22])" office:value-type="float" office:value="1.06757008311068" calcext:value-type="float">
                <text:p>1,06757008311068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3:.B5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office:value-type="float" office:value="7" calcext:value-type="float">
              <text:p>7</text:p>
            </table:table-cell>
            <table:table-cell office:value-type="float" office:value="2" calcext:value-type="float">
              <text:p>2</text:p>
            </table:table-cell>
            <table:table-cell table:formula="of:=[.J6]*[.K6]" office:value-type="float" office:value="14" calcext:value-type="float">
              <text:p>14</text:p>
            </table:table-cell>
            <table:table-cell table:number-columns-repeated="1012"/>
          </table:table-row>
          <table:table-row-group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7]=&quot;ENFADADO&quot;;0;IF([.B7]=&quot;NEUTRAL&quot;;1;IF([.B7]=&quot;SATISFECHO&quot;;2;IF([.B7]=&quot;CONTENTO&quot;;3;&quot;&quot;))))" office:value-type="float" office:value="0" calcext:value-type="float">
                <text:p>0</text:p>
              </table:table-cell>
              <table:table-cell table:formula="of:=SUM([.J3:.J6])" office:value-type="float" office:value="17" calcext:value-type="float">
                <text:p>17</text:p>
              </table:table-cell>
              <table:table-cell office:value-type="string" calcext:value-type="string">
                <text:p>LUZ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5" calcext:value-type="float">
                <text:p>2015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style-name="ce5" table:formula="of:=IF([.B8]=&quot;ENFADADO&quot;;0;IF([.B8]=&quot;NEUTRAL&quot;;1;IF([.B8]=&quot;SATISFECHO&quot;;2;IF([.B8]=&quot;CONTENTO&quot;;3;&quot;&quot;))))" office:value-type="float" office:value="0" calcext:value-type="float">
                <text:p>0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formula="of:=[.J8]*[.K8]" office:value-type="float" office:value="9" calcext:value-type="float">
                <text:p>9</text:p>
              </table:table-cell>
              <table:table-cell table:formula="of:=SUM([.L8:.L11])/[.J12]" office:value-type="float" office:value="1.16" calcext:value-type="float">
                <text:p>1,16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27" calcext:value-type="float">
                <text:p>27</text:p>
              </table:table-cell>
              <table:table-cell table:style-name="ce5" table:formula="of:=IF([.B9]=&quot;ENFADADO&quot;;0;IF([.B9]=&quot;NEUTRAL&quot;;1;IF([.B9]=&quot;SATISFECHO&quot;;2;IF([.B9]=&quot;CONTENTO&quot;;3;&quot;&quot;))))"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0" calcext:value-type="float">
                <text:p>0</text:p>
              </table:table-cell>
              <table:table-cell table:formula="of:=[.J9]*[.K9]" office:value-type="float" office:value="0" calcext:value-type="float">
                <text:p>0</text:p>
              </table:table-cell>
              <table:table-cell table:formula="of:=MEDIAN([.$I$24:.$I$51])" office:value-type="float" office:value="1" calcext:value-type="float">
                <text:p>1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3" calcext:value-type="float">
                <text:p>200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0" calcext:value-type="float">
                <text:p>0</text:p>
              </table:table-cell>
              <table:table-cell table:style-name="ce5" table:formula="of:=IF([.B10]=&quot;ENFADADO&quot;;0;IF([.B10]=&quot;NEUTRAL&quot;;1;IF([.B10]=&quot;SATISFECHO&quot;;2;IF([.B10]=&quot;CONTENTO&quot;;3;&quot;&quot;))))"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formula="of:=[.J10]*[.K10]" office:value-type="float" office:value="8" calcext:value-type="float">
                <text:p>8</text:p>
              </table:table-cell>
              <table:table-cell table:formula="of:=COM.MICROSOFT.STDEV.S([.$I$24:.$I$51])" office:value-type="float" office:value="1.02794292967395" calcext:value-type="float">
                <text:p>1,02794292967395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7:.B10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office:value-type="float" office:value="6" calcext:value-type="float">
              <text:p>6</text:p>
            </table:table-cell>
            <table:table-cell office:value-type="float" office:value="2" calcext:value-type="float">
              <text:p>2</text:p>
            </table:table-cell>
            <table:table-cell table:formula="of:=[.J11]*[.K11]" office:value-type="float" office:value="12" calcext:value-type="float">
              <text:p>12</text:p>
            </table:table-cell>
            <table:table-cell table:number-columns-repeated="1012"/>
          </table:table-row>
          <table:table-row-group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12]=&quot;ENFADADO&quot;;0;IF([.B12]=&quot;NEUTRAL&quot;;1;IF([.B12]=&quot;SATISFECHO&quot;;2;IF([.B12]=&quot;CONTENTO&quot;;3;&quot;&quot;))))" office:value-type="float" office:value="1" calcext:value-type="float">
                <text:p>1</text:p>
              </table:table-cell>
              <table:table-cell table:formula="of:=SUM([.J8:.J11])" office:value-type="float" office:value="25" calcext:value-type="float">
                <text:p>25</text:p>
              </table:table-cell>
              <table:table-cell office:value-type="string" calcext:value-type="string">
                <text:p>MESAS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9" calcext:value-type="float">
                <text:p>2019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5" calcext:value-type="float">
                <text:p>35</text:p>
              </table:table-cell>
              <table:table-cell table:style-name="ce5" table:formula="of:=IF([.B13]=&quot;ENFADADO&quot;;0;IF([.B13]=&quot;NEUTRAL&quot;;1;IF([.B13]=&quot;SATISFECHO&quot;;2;IF([.B13]=&quot;CONTENTO&quot;;3;&quot;&quot;))))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formula="of:=[.J13]*[.K13]" office:value-type="float" office:value="6" calcext:value-type="float">
                <text:p>6</text:p>
              </table:table-cell>
              <table:table-cell table:formula="of:=SUM([.L13:.L16])/[.J17]" office:value-type="float" office:value="1.38888888888889" calcext:value-type="float">
                <text:p>1,38888888888889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13" calcext:value-type="float">
                <text:p>13</text:p>
              </table:table-cell>
              <table:table-cell table:style-name="ce5" table:formula="of:=IF([.B14]=&quot;ENFADADO&quot;;0;IF([.B14]=&quot;NEUTRAL&quot;;1;IF([.B14]=&quot;SATISFECHO&quot;;2;IF([.B14]=&quot;CONTENTO&quot;;3;&quot;&quot;))))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0" calcext:value-type="float">
                <text:p>0</text:p>
              </table:table-cell>
              <table:table-cell table:formula="of:=[.J14]*[.K14]" office:value-type="float" office:value="0" calcext:value-type="float">
                <text:p>0</text:p>
              </table:table-cell>
              <table:table-cell table:formula="of:=MEDIAN([.$I$53:.$I$73])" office:value-type="float" office:value="2" calcext:value-type="float">
                <text:p>2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12:.B14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office:value-type="float" office:value="3" calcext:value-type="float">
              <text:p>3</text:p>
            </table:table-cell>
            <table:table-cell office:value-type="float" office:value="1" calcext:value-type="float">
              <text:p>1</text:p>
            </table:table-cell>
            <table:table-cell table:formula="of:=[.J15]*[.K15]" office:value-type="float" office:value="3" calcext:value-type="float">
              <text:p>3</text:p>
            </table:table-cell>
            <table:table-cell table:formula="of:=COM.MICROSOFT.STDEV.S([.$I$53:.$I$73])" office:value-type="float" office:value="1.03690086251908" calcext:value-type="float">
              <text:p>1,03690086251908</text:p>
            </table:table-cell>
            <table:table-cell office:value-type="string" calcext:value-type="string">
              <text:p>DESVIACION</text:p>
            </table:table-cell>
            <table:table-cell table:number-columns-repeated="1010"/>
          </table:table-row>
          <table:table-row-group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16]=&quot;ENFADADO&quot;;0;IF([.B16]=&quot;NEUTRAL&quot;;1;IF([.B16]=&quot;SATISFECHO&quot;;2;IF([.B16]=&quot;CONTENTO&quot;;3;&quot;&quot;))))" office:value-type="float" office:value="2" calcext:value-type="float">
                <text:p>2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" calcext:value-type="float">
                <text:p>2</text:p>
              </table:table-cell>
              <table:table-cell table:formula="of:=[.J16]*[.K16]" office:value-type="float" office:value="16" calcext:value-type="float">
                <text:p>16</text:p>
              </table:table-cell>
              <table:table-cell table:number-columns-repeated="1012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4" calcext:value-type="float">
                <text:p>24</text:p>
              </table:table-cell>
              <table:table-cell table:style-name="ce5" table:formula="of:=IF([.B17]=&quot;ENFADADO&quot;;0;IF([.B17]=&quot;NEUTRAL&quot;;1;IF([.B17]=&quot;SATISFECHO&quot;;2;IF([.B17]=&quot;CONTENTO&quot;;3;&quot;&quot;))))" office:value-type="float" office:value="2" calcext:value-type="float">
                <text:p>2</text:p>
              </table:table-cell>
              <table:table-cell table:formula="of:=SUM([.J13:.J16])" office:value-type="float" office:value="18" calcext:value-type="float">
                <text:p>18</text:p>
              </table:table-cell>
              <table:table-cell office:value-type="string" calcext:value-type="string">
                <text:p>ORDENADOR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" calcext:value-type="float">
                <text:p>20</text:p>
              </table:table-cell>
              <table:table-cell table:style-name="ce5" table:formula="of:=IF([.B18]=&quot;ENFADADO&quot;;0;IF([.B18]=&quot;NEUTRAL&quot;;1;IF([.B18]=&quot;SATISFECHO&quot;;2;IF([.B18]=&quot;CONTENTO&quot;;3;&quot;&quot;))))"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" calcext:value-type="float">
                <text:p>3</text:p>
              </table:table-cell>
              <table:table-cell table:formula="of:=[.J18]*[.K18]" office:value-type="float" office:value="15" calcext:value-type="float">
                <text:p>15</text:p>
              </table:table-cell>
              <table:table-cell table:formula="of:=SUM([.L18:.L21])/[.J22]" office:value-type="float" office:value="1.6875" calcext:value-type="float">
                <text:p>1,6875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3" calcext:value-type="float">
                <text:p>200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style-name="ce5" table:formula="of:=IF([.B19]=&quot;ENFADADO&quot;;0;IF([.B19]=&quot;NEUTRAL&quot;;1;IF([.B19]=&quot;SATISFECHO&quot;;2;IF([.B19]=&quot;CONTENTO&quot;;3;&quot;&quot;))))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formula="of:=[.J19]*[.K19]" office:value-type="float" office:value="0" calcext:value-type="float">
                <text:p>0</text:p>
              </table:table-cell>
              <table:table-cell table:formula="of:=MEDIAN([.$I$75:.$I$93])" office:value-type="float" office:value="2" calcext:value-type="float">
                <text:p>2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42" calcext:value-type="float">
                <text:p>42</text:p>
              </table:table-cell>
              <table:table-cell table:style-name="ce5" table:formula="of:=IF([.B20]=&quot;ENFADADO&quot;;0;IF([.B20]=&quot;NEUTRAL&quot;;1;IF([.B20]=&quot;SATISFECHO&quot;;2;IF([.B20]=&quot;CONTENTO&quot;;3;&quot;&quot;))))" office:value-type="float" office:value="2" calcext:value-type="float">
                <text:p>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formula="of:=[.J20]*[.K20]" office:value-type="float" office:value="2" calcext:value-type="float">
                <text:p>2</text:p>
              </table:table-cell>
              <table:table-cell table:formula="of:=COM.MICROSOFT.STDEV.S([.$I$75:.$I$93])" office:value-type="float" office:value="1.19547758936195" calcext:value-type="float">
                <text:p>1,19547758936195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2" calcext:value-type="float">
                <text:p>201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47" calcext:value-type="float">
                <text:p>47</text:p>
              </table:table-cell>
              <table:table-cell table:style-name="ce5" table:formula="of:=IF([.B21]=&quot;ENFADADO&quot;;0;IF([.B21]=&quot;NEUTRAL&quot;;1;IF([.B21]=&quot;SATISFECHO&quot;;2;IF([.B21]=&quot;CONTENTO&quot;;3;&quot;&quot;))))"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" calcext:value-type="float">
                <text:p>2</text:p>
              </table:table-cell>
              <table:table-cell table:formula="of:=[.J21]*[.K21]" office:value-type="float" office:value="10" calcext:value-type="float">
                <text:p>10</text:p>
              </table:table-cell>
              <table:table-cell table:number-columns-repeated="1012"/>
            </table:table-row>
            <table:table-row table:style-name="ro2">
              <table:table-cell office:value-type="string" calcext:value-type="string">
                <text:p>AGU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6" calcext:value-type="float">
                <text:p>26</text:p>
              </table:table-cell>
              <table:table-cell table:style-name="ce5" table:formula="of:=IF([.B22]=&quot;ENFADADO&quot;;0;IF([.B22]=&quot;NEUTRAL&quot;;1;IF([.B22]=&quot;SATISFECHO&quot;;2;IF([.B22]=&quot;CONTENTO&quot;;3;&quot;&quot;))))" office:value-type="float" office:value="2" calcext:value-type="float">
                <text:p>2</text:p>
              </table:table-cell>
              <table:table-cell table:formula="of:=SUM([.J18:.J21])" office:value-type="float" office:value="16" calcext:value-type="float">
                <text:p>16</text:p>
              </table:table-cell>
              <table:table-cell office:value-type="string" calcext:value-type="string">
                <text:p>PANTALLAS</text:p>
              </table:table-cell>
              <table:table-cell table:number-columns-repeated="1013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16:.B22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office:value-type="float" office:value="4" calcext:value-type="float">
              <text:p>4</text:p>
            </table:table-cell>
            <table:table-cell office:value-type="float" office:value="3" calcext:value-type="float">
              <text:p>3</text:p>
            </table:table-cell>
            <table:table-cell table:formula="of:=[.J23]*[.K23]" office:value-type="float" office:value="12" calcext:value-type="float">
              <text:p>12</text:p>
            </table:table-cell>
            <table:table-cell table:formula="of:=SUM([.L23:.L26])/[.J27]" office:value-type="float" office:value="1.5" calcext:value-type="float">
              <text:p>1,5</text:p>
            </table:table-cell>
            <table:table-cell office:value-type="string" calcext:value-type="string">
              <text:p>MEDIA</text:p>
            </table:table-cell>
            <table:table-cell table:number-columns-repeated="1010"/>
          </table:table-row>
          <table:table-row-group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1" calcext:value-type="float">
                <text:p>201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8" calcext:value-type="float">
                <text:p>8</text:p>
              </table:table-cell>
              <table:table-cell table:style-name="ce5" table:formula="of:=IF([.B24]=&quot;ENFADADO&quot;;0;IF([.B24]=&quot;NEUTRAL&quot;;1;IF([.B24]=&quot;SATISFECHO&quot;;2;IF([.B24]=&quot;CONTENTO&quot;;3;&quot;&quot;))))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formula="of:=[.J24]*[.K24]" office:value-type="float" office:value="0" calcext:value-type="float">
                <text:p>0</text:p>
              </table:table-cell>
              <table:table-cell table:formula="of:=MEDIAN([.$I$95:.$I$117])" office:value-type="float" office:value="1.5" calcext:value-type="float">
                <text:p>1,5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8" calcext:value-type="float">
                <text:p>2008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25]=&quot;ENFADADO&quot;;0;IF([.B25]=&quot;NEUTRAL&quot;;1;IF([.B25]=&quot;SATISFECHO&quot;;2;IF([.B25]=&quot;CONTENTO&quot;;3;&quot;&quot;))))"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formula="of:=[.J25]*[.K25]" office:value-type="float" office:value="6" calcext:value-type="float">
                <text:p>6</text:p>
              </table:table-cell>
              <table:table-cell table:formula="of:=COM.MICROSOFT.STDEV.S([.$I$95:.$I$117])" office:value-type="float" office:value="1.05131496607569" calcext:value-type="float">
                <text:p>1,05131496607569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5" calcext:value-type="float">
                <text:p>2015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52" calcext:value-type="float">
                <text:p>52</text:p>
              </table:table-cell>
              <table:table-cell table:style-name="ce5" table:formula="of:=IF([.B26]=&quot;ENFADADO&quot;;0;IF([.B26]=&quot;NEUTRAL&quot;;1;IF([.B26]=&quot;SATISFECHO&quot;;2;IF([.B26]=&quot;CONTENTO&quot;;3;&quot;&quot;))))"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" calcext:value-type="float">
                <text:p>2</text:p>
              </table:table-cell>
              <table:table-cell table:formula="of:=[.J26]*[.K26]" office:value-type="float" office:value="12" calcext:value-type="float">
                <text:p>12</text:p>
              </table:table-cell>
              <table:table-cell table:number-columns-repeated="1012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24:.B26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table:formula="of:=SUM([.J23:.J26])" office:value-type="float" office:value="20" calcext:value-type="float">
              <text:p>20</text:p>
            </table:table-cell>
            <table:table-cell office:value-type="string" calcext:value-type="string">
              <text:p>PROYECTOR</text:p>
            </table:table-cell>
            <table:table-cell table:number-columns-repeated="1013"/>
          </table:table-row>
          <table:table-row-group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" calcext:value-type="float">
                <text:p>15</text:p>
              </table:table-cell>
              <table:table-cell table:style-name="ce5" table:formula="of:=IF([.B28]=&quot;ENFADADO&quot;;0;IF([.B28]=&quot;NEUTRAL&quot;;1;IF([.B28]=&quot;SATISFECHO&quot;;2;IF([.B28]=&quot;CONTENTO&quot;;3;&quot;&quot;))))" office:value-type="float" office:value="0" calcext:value-type="float">
                <text:p>0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3" calcext:value-type="float">
                <text:p>3</text:p>
              </table:table-cell>
              <table:table-cell table:formula="of:=[.J28]*[.K28]" office:value-type="float" office:value="21" calcext:value-type="float">
                <text:p>21</text:p>
              </table:table-cell>
              <table:table-cell table:formula="of:=SUM([.L28:.L31])/[.J32]" office:value-type="float" office:value="1.68181818181818" calcext:value-type="float">
                <text:p>1,68181818181818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4" calcext:value-type="float">
                <text:p>201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8" calcext:value-type="float">
                <text:p>18</text:p>
              </table:table-cell>
              <table:table-cell table:style-name="ce5" table:formula="of:=IF([.B29]=&quot;ENFADADO&quot;;0;IF([.B29]=&quot;NEUTRAL&quot;;1;IF([.B29]=&quot;SATISFECHO&quot;;2;IF([.B29]=&quot;CONTENTO&quot;;3;&quot;&quot;))))" office:value-type="float" office:value="0" calcext:value-type="float">
                <text:p>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formula="of:=[.J29]*[.K29]" office:value-type="float" office:value="0" calcext:value-type="float">
                <text:p>0</text:p>
              </table:table-cell>
              <table:table-cell table:formula="of:=MEDIAN([.$I$119:.$I$143])" office:value-type="float" office:value="2" calcext:value-type="float">
                <text:p>2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6" calcext:value-type="float">
                <text:p>36</text:p>
              </table:table-cell>
              <table:table-cell table:style-name="ce5" table:formula="of:=IF([.B30]=&quot;ENFADADO&quot;;0;IF([.B30]=&quot;NEUTRAL&quot;;1;IF([.B30]=&quot;SATISFECHO&quot;;2;IF([.B30]=&quot;CONTENTO&quot;;3;&quot;&quot;))))" office:value-type="float" office:value="0" calcext:value-type="float">
                <text:p>0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table:formula="of:=[.J30]*[.K30]" office:value-type="float" office:value="6" calcext:value-type="float">
                <text:p>6</text:p>
              </table:table-cell>
              <table:table-cell table:formula="of:=COM.MICROSOFT.STDEV.S([.$I$119:.$I$143])" office:value-type="float" office:value="1.12911105516321" calcext:value-type="float">
                <text:p>1,12911105516321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3" calcext:value-type="float">
                <text:p>2013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5" calcext:value-type="float">
                <text:p>25</text:p>
              </table:table-cell>
              <table:table-cell table:style-name="ce5" table:formula="of:=IF([.B31]=&quot;ENFADADO&quot;;0;IF([.B31]=&quot;NEUTRAL&quot;;1;IF([.B31]=&quot;SATISFECHO&quot;;2;IF([.B31]=&quot;CONTENTO&quot;;3;&quot;&quot;))))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" calcext:value-type="float">
                <text:p>2</text:p>
              </table:table-cell>
              <table:table-cell table:formula="of:=[.J31]*[.K31]" office:value-type="float" office:value="10" calcext:value-type="float">
                <text:p>10</text:p>
              </table:table-cell>
              <table:table-cell table:number-columns-repeated="1012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4" calcext:value-type="float">
                <text:p>201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45" calcext:value-type="float">
                <text:p>45</text:p>
              </table:table-cell>
              <table:table-cell table:style-name="ce5" table:formula="of:=IF([.B32]=&quot;ENFADADO&quot;;0;IF([.B32]=&quot;NEUTRAL&quot;;1;IF([.B32]=&quot;SATISFECHO&quot;;2;IF([.B32]=&quot;CONTENTO&quot;;3;&quot;&quot;))))" office:value-type="float" office:value="0" calcext:value-type="float">
                <text:p>0</text:p>
              </table:table-cell>
              <table:table-cell table:formula="of:=SUM([.J28:.J31])" office:value-type="float" office:value="22" calcext:value-type="float">
                <text:p>22</text:p>
              </table:table-cell>
              <table:table-cell office:value-type="string" calcext:value-type="string">
                <text:p>RATON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5" calcext:value-type="float">
                <text:p>202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9" calcext:value-type="float">
                <text:p>9</text:p>
              </table:table-cell>
              <table:table-cell table:style-name="ce5" table:formula="of:=IF([.B33]=&quot;ENFADADO&quot;;0;IF([.B33]=&quot;NEUTRAL&quot;;1;IF([.B33]=&quot;SATISFECHO&quot;;2;IF([.B33]=&quot;CONTENTO&quot;;3;&quot;&quot;))))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" calcext:value-type="float">
                <text:p>3</text:p>
              </table:table-cell>
              <table:table-cell table:formula="of:=[.J33]*[.K33]" office:value-type="float" office:value="15" calcext:value-type="float">
                <text:p>15</text:p>
              </table:table-cell>
              <table:table-cell table:formula="of:=SUM([.L33:.L36])/[.J37]" office:value-type="float" office:value="1.6" calcext:value-type="float">
                <text:p>1,6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2" calcext:value-type="float">
                <text:p>202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32" calcext:value-type="float">
                <text:p>32</text:p>
              </table:table-cell>
              <table:table-cell table:style-name="ce5" table:formula="of:=IF([.B34]=&quot;ENFADADO&quot;;0;IF([.B34]=&quot;NEUTRAL&quot;;1;IF([.B34]=&quot;SATISFECHO&quot;;2;IF([.B34]=&quot;CONTENTO&quot;;3;&quot;&quot;))))" office:value-type="float" office:value="0" calcext:value-type="float">
                <text:p>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formula="of:=[.J34]*[.K34]" office:value-type="float" office:value="0" calcext:value-type="float">
                <text:p>0</text:p>
              </table:table-cell>
              <table:table-cell table:formula="of:=MEDIAN([.$I$145:.$I$162])" office:value-type="float" office:value="2" calcext:value-type="float">
                <text:p>2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5" calcext:value-type="float">
                <text:p>2005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0" calcext:value-type="float">
                <text:p>0</text:p>
              </table:table-cell>
              <table:table-cell table:style-name="ce5" table:formula="of:=IF([.B35]=&quot;ENFADADO&quot;;0;IF([.B35]=&quot;NEUTRAL&quot;;1;IF([.B35]=&quot;SATISFECHO&quot;;2;IF([.B35]=&quot;CONTENTO&quot;;3;&quot;&quot;))))" office:value-type="float" office:value="0" calcext:value-type="float">
                <text:p>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" calcext:value-type="float">
                <text:p>1</text:p>
              </table:table-cell>
              <table:table-cell table:formula="of:=[.J35]*[.K35]" office:value-type="float" office:value="3" calcext:value-type="float">
                <text:p>3</text:p>
              </table:table-cell>
              <table:table-cell table:formula="of:=COM.MICROSOFT.STDEV.S([.$I$145:.$I$162])" office:value-type="float" office:value="1.24211800681624" calcext:value-type="float">
                <text:p>1,24211800681624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28:.B35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table:formula="of:=[.J36]*[.K36]" office:value-type="float" office:value="6" calcext:value-type="float">
              <text:p>6</text:p>
            </table:table-cell>
            <table:table-cell table:number-columns-repeated="1012"/>
          </table:table-row>
          <table:table-row-group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5" calcext:value-type="float">
                <text:p>2015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0" calcext:value-type="float">
                <text:p>30</text:p>
              </table:table-cell>
              <table:table-cell table:style-name="ce5" table:formula="of:=IF([.B37]=&quot;ENFADADO&quot;;0;IF([.B37]=&quot;NEUTRAL&quot;;1;IF([.B37]=&quot;SATISFECHO&quot;;2;IF([.B37]=&quot;CONTENTO&quot;;3;&quot;&quot;))))" office:value-type="float" office:value="1" calcext:value-type="float">
                <text:p>1</text:p>
              </table:table-cell>
              <table:table-cell table:formula="of:=SUM([.J33:.J36])" office:value-type="float" office:value="15" calcext:value-type="float">
                <text:p>15</text:p>
              </table:table-cell>
              <table:table-cell office:value-type="string" calcext:value-type="string">
                <text:p>SILLAS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table:style-name="ce5" table:formula="of:=IF([.B38]=&quot;ENFADADO&quot;;0;IF([.B38]=&quot;NEUTRAL&quot;;1;IF([.B38]=&quot;SATISFECHO&quot;;2;IF([.B38]=&quot;CONTENTO&quot;;3;&quot;&quot;))))" office:value-type="float" office:value="1" calcext:value-type="float">
                <text:p>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" calcext:value-type="float">
                <text:p>3</text:p>
              </table:table-cell>
              <table:table-cell table:formula="of:=[.J38]*[.K38]" office:value-type="float" office:value="12" calcext:value-type="float">
                <text:p>12</text:p>
              </table:table-cell>
              <table:table-cell table:formula="of:=SUM([.L38:.L41])/[.J42]" office:value-type="float" office:value="1.33333333333333" calcext:value-type="float">
                <text:p>1,33333333333333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57" calcext:value-type="float">
                <text:p>57</text:p>
              </table:table-cell>
              <table:table-cell table:style-name="ce5" table:formula="of:=IF([.B39]=&quot;ENFADADO&quot;;0;IF([.B39]=&quot;NEUTRAL&quot;;1;IF([.B39]=&quot;SATISFECHO&quot;;2;IF([.B39]=&quot;CONTENTO&quot;;3;&quot;&quot;))))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0" calcext:value-type="float">
                <text:p>0</text:p>
              </table:table-cell>
              <table:table-cell table:formula="of:=[.J39]*[.K39]" office:value-type="float" office:value="0" calcext:value-type="float">
                <text:p>0</text:p>
              </table:table-cell>
              <table:table-cell table:formula="of:=MEDIAN([.$I$164:.$I$190])" office:value-type="float" office:value="1.5" calcext:value-type="float">
                <text:p>1,5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40]=&quot;ENFADADO&quot;;0;IF([.B40]=&quot;NEUTRAL&quot;;1;IF([.B40]=&quot;SATISFECHO&quot;;2;IF([.B40]=&quot;CONTENTO&quot;;3;&quot;&quot;))))" office:value-type="float" office:value="1" calcext:value-type="float">
                <text:p>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formula="of:=[.J40]*[.K40]" office:value-type="float" office:value="4" calcext:value-type="float">
                <text:p>4</text:p>
              </table:table-cell>
              <table:table-cell table:formula="of:=COM.MICROSOFT.STDEV.S([.$I$164:.$I$190])" office:value-type="float" office:value="1.12931940514656" calcext:value-type="float">
                <text:p>1,12931940514656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3" calcext:value-type="float">
                <text:p>2003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54" calcext:value-type="float">
                <text:p>54</text:p>
              </table:table-cell>
              <table:table-cell table:style-name="ce5" table:formula="of:=IF([.B41]=&quot;ENFADADO&quot;;0;IF([.B41]=&quot;NEUTRAL&quot;;1;IF([.B41]=&quot;SATISFECHO&quot;;2;IF([.B41]=&quot;CONTENTO&quot;;3;&quot;&quot;))))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" calcext:value-type="float">
                <text:p>2</text:p>
              </table:table-cell>
              <table:table-cell table:formula="of:=[.J41]*[.K41]" office:value-type="float" office:value="16" calcext:value-type="float">
                <text:p>16</text:p>
              </table:table-cell>
              <table:table-cell table:number-columns-repeated="1012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4" calcext:value-type="float">
                <text:p>199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39" calcext:value-type="float">
                <text:p>39</text:p>
              </table:table-cell>
              <table:table-cell table:style-name="ce5" table:formula="of:=IF([.B42]=&quot;ENFADADO&quot;;0;IF([.B42]=&quot;NEUTRAL&quot;;1;IF([.B42]=&quot;SATISFECHO&quot;;2;IF([.B42]=&quot;CONTENTO&quot;;3;&quot;&quot;))))" office:value-type="float" office:value="1" calcext:value-type="float">
                <text:p>1</text:p>
              </table:table-cell>
              <table:table-cell table:formula="of:=SUM([.J38:.J41])" office:value-type="float" office:value="24" calcext:value-type="float">
                <text:p>24</text:p>
              </table:table-cell>
              <table:table-cell office:value-type="string" calcext:value-type="string">
                <text:p>TECLADO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23" calcext:value-type="float">
                <text:p>202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48" calcext:value-type="float">
                <text:p>48</text:p>
              </table:table-cell>
              <table:table-cell table:style-name="ce5" table:formula="of:=IF([.B43]=&quot;ENFADADO&quot;;0;IF([.B43]=&quot;NEUTRAL&quot;;1;IF([.B43]=&quot;SATISFECHO&quot;;2;IF([.B43]=&quot;CONTENTO&quot;;3;&quot;&quot;))))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3" calcext:value-type="float">
                <text:p>3</text:p>
              </table:table-cell>
              <table:table-cell table:formula="of:=[.J43]*[.K43]" office:value-type="float" office:value="18" calcext:value-type="float">
                <text:p>18</text:p>
              </table:table-cell>
              <table:table-cell table:formula="of:=SUM([.L43:.L46])/[.J47]" office:value-type="float" office:value="1.32142857142857" calcext:value-type="float">
                <text:p>1,32142857142857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55" calcext:value-type="float">
                <text:p>55</text:p>
              </table:table-cell>
              <table:table-cell table:style-name="ce5" table:formula="of:=IF([.B44]=&quot;ENFADADO&quot;;0;IF([.B44]=&quot;NEUTRAL&quot;;1;IF([.B44]=&quot;SATISFECHO&quot;;2;IF([.B44]=&quot;CONTENTO&quot;;3;&quot;&quot;))))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0" calcext:value-type="float">
                <text:p>0</text:p>
              </table:table-cell>
              <table:table-cell table:formula="of:=[.J44]*[.K44]" office:value-type="float" office:value="0" calcext:value-type="float">
                <text:p>0</text:p>
              </table:table-cell>
              <table:table-cell table:formula="of:=MEDIAN([.$I$192:.$I$222])" office:value-type="float" office:value="1" calcext:value-type="float">
                <text:p>1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37:.B44])" office:value-type="float" office:value="0" calcext:value-type="float">
              <text:p>0</text:p>
            </table:table-cell>
            <table:table-cell table:number-columns-repeated="6"/>
            <table:table-cell table:style-name="ce5"/>
            <table:table-cell office:value-type="float" office:value="9" calcext:value-type="float">
              <text:p>9</text:p>
            </table:table-cell>
            <table:table-cell office:value-type="float" office:value="1" calcext:value-type="float">
              <text:p>1</text:p>
            </table:table-cell>
            <table:table-cell table:formula="of:=[.J45]*[.K45]" office:value-type="float" office:value="9" calcext:value-type="float">
              <text:p>9</text:p>
            </table:table-cell>
            <table:table-cell table:formula="of:=COM.MICROSOFT.STDEV.S([.$I$192:.$I$222])" office:value-type="float" office:value="1.12393394522432" calcext:value-type="float">
              <text:p>1,12393394522432</text:p>
            </table:table-cell>
            <table:table-cell office:value-type="string" calcext:value-type="string">
              <text:p>DESVIACION</text:p>
            </table:table-cell>
            <table:table-cell table:number-columns-repeated="1010"/>
          </table:table-row>
          <table:table-row-group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3" calcext:value-type="float">
                <text:p>33</text:p>
              </table:table-cell>
              <table:table-cell table:style-name="ce5" table:formula="of:=IF([.B46]=&quot;ENFADADO&quot;;0;IF([.B46]=&quot;NEUTRAL&quot;;1;IF([.B46]=&quot;SATISFECHO&quot;;2;IF([.B46]=&quot;CONTENTO&quot;;3;&quot;&quot;))))"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" calcext:value-type="float">
                <text:p>2</text:p>
              </table:table-cell>
              <table:table-cell table:formula="of:=[.J46]*[.K46]" office:value-type="float" office:value="10" calcext:value-type="float">
                <text:p>10</text:p>
              </table:table-cell>
              <table:table-cell table:number-columns-repeated="1012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0" calcext:value-type="float">
                <text:p>201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58" calcext:value-type="float">
                <text:p>58</text:p>
              </table:table-cell>
              <table:table-cell table:style-name="ce5" table:formula="of:=IF([.B47]=&quot;ENFADADO&quot;;0;IF([.B47]=&quot;NEUTRAL&quot;;1;IF([.B47]=&quot;SATISFECHO&quot;;2;IF([.B47]=&quot;CONTENTO&quot;;3;&quot;&quot;))))" office:value-type="float" office:value="2" calcext:value-type="float">
                <text:p>2</text:p>
              </table:table-cell>
              <table:table-cell table:formula="of:=SUM([.J43:.J46])" office:value-type="float" office:value="28" calcext:value-type="float">
                <text:p>28</text:p>
              </table:table-cell>
              <table:table-cell office:value-type="string" calcext:value-type="string">
                <text:p>TEMPERATURA</text:p>
              </table:table-cell>
              <table:table-cell table:number-columns-repeated="1013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6" calcext:value-type="float">
                <text:p>2006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39" calcext:value-type="float">
                <text:p>39</text:p>
              </table:table-cell>
              <table:table-cell table:style-name="ce5" table:formula="of:=IF([.B48]=&quot;ENFADADO&quot;;0;IF([.B48]=&quot;NEUTRAL&quot;;1;IF([.B48]=&quot;SATISFECHO&quot;;2;IF([.B48]=&quot;CONTENTO&quot;;3;&quot;&quot;))))" office:value-type="float" office:value="2" calcext:value-type="float">
                <text:p>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formula="of:=[.J48]*[.K48]" office:value-type="float" office:value="6" calcext:value-type="float">
                <text:p>6</text:p>
              </table:table-cell>
              <table:table-cell table:formula="of:=SUM([.L48:.L51])/[.J52]" office:value-type="float" office:value="1.2" calcext:value-type="float">
                <text:p>1,2</text:p>
              </table:table-cell>
              <table:table-cell office:value-type="string" calcext:value-type="string">
                <text:p>MEDI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49" calcext:value-type="float">
                <text:p>49</text:p>
              </table:table-cell>
              <table:table-cell table:style-name="ce5" table:formula="of:=IF([.B49]=&quot;ENFADADO&quot;;0;IF([.B49]=&quot;NEUTRAL&quot;;1;IF([.B49]=&quot;SATISFECHO&quot;;2;IF([.B49]=&quot;CONTENTO&quot;;3;&quot;&quot;))))"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0" calcext:value-type="float">
                <text:p>0</text:p>
              </table:table-cell>
              <table:table-cell table:formula="of:=[.J49]*[.K49]" office:value-type="float" office:value="0" calcext:value-type="float">
                <text:p>0</text:p>
              </table:table-cell>
              <table:table-cell table:formula="of:=MEDIAN([.$I$224:.$I$241])" office:value-type="float" office:value="1" calcext:value-type="float">
                <text:p>1</text:p>
              </table:table-cell>
              <table:table-cell office:value-type="string" calcext:value-type="string">
                <text:p>MEDIANA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43" calcext:value-type="float">
                <text:p>43</text:p>
              </table:table-cell>
              <table:table-cell table:style-name="ce5" table:formula="of:=IF([.B50]=&quot;ENFADADO&quot;;0;IF([.B50]=&quot;NEUTRAL&quot;;1;IF([.B50]=&quot;SATISFECHO&quot;;2;IF([.B50]=&quot;CONTENTO&quot;;3;&quot;&quot;))))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table:formula="of:=[.J50]*[.K50]" office:value-type="float" office:value="4" calcext:value-type="float">
                <text:p>4</text:p>
              </table:table-cell>
              <table:table-cell table:formula="of:=COM.MICROSOFT.STDEV.S([.$I$224:.$I$241])" office:value-type="float" office:value="1.08232553856433" calcext:value-type="float">
                <text:p>1,08232553856433</text:p>
              </table:table-cell>
              <table:table-cell office:value-type="string" calcext:value-type="string">
                <text:p>DESVIACION</text:p>
              </table:table-cell>
              <table:table-cell table:number-columns-repeated="1010"/>
            </table:table-row>
            <table:table-row table:style-name="ro2">
              <table:table-cell office:value-type="string" calcext:value-type="string">
                <text:p>LUZ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3" calcext:value-type="float">
                <text:p>202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46" calcext:value-type="float">
                <text:p>46</text:p>
              </table:table-cell>
              <table:table-cell table:style-name="ce5" table:formula="of:=IF([.B51]=&quot;ENFADADO&quot;;0;IF([.B51]=&quot;NEUTRAL&quot;;1;IF([.B51]=&quot;SATISFECHO&quot;;2;IF([.B51]=&quot;CONTENTO&quot;;3;&quot;&quot;))))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" calcext:value-type="float">
                <text:p>2</text:p>
              </table:table-cell>
              <table:table-cell table:formula="of:=[.J51]*[.K51]" office:value-type="float" office:value="8" calcext:value-type="float">
                <text:p>8</text:p>
              </table:table-cell>
              <table:table-cell table:number-columns-repeated="1012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46:.B51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52]=&quot;ENFADADO&quot;;0;IF([.B52]=&quot;NEUTRAL&quot;;1;IF([.B52]=&quot;SATISFECHO&quot;;2;IF([.B52]=&quot;CONTENTO&quot;;3;&quot;&quot;))))">
              <text:p/>
            </table:table-cell>
            <table:table-cell table:formula="of:=SUM([.J48:.J51])" office:value-type="float" office:value="15" calcext:value-type="float">
              <text:p>15</text:p>
            </table:table-cell>
            <table:table-cell table:number-columns-repeated="1014"/>
          </table:table-row>
          <table:table-row-group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6" calcext:value-type="float">
                <text:p>2006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59" calcext:value-type="float">
                <text:p>59</text:p>
              </table:table-cell>
              <table:table-cell table:style-name="ce5" table:formula="of:=IF([.B53]=&quot;ENFADADO&quot;;0;IF([.B53]=&quot;NEUTRAL&quot;;1;IF([.B53]=&quot;SATISFECHO&quot;;2;IF([.B53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19" calcext:value-type="float">
                <text:p>19</text:p>
              </table:table-cell>
              <table:table-cell table:style-name="ce5" table:formula="of:=IF([.B54]=&quot;ENFADADO&quot;;0;IF([.B54]=&quot;NEUTRAL&quot;;1;IF([.B54]=&quot;SATISFECHO&quot;;2;IF([.B54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53:.B54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55]=&quot;ENFADADO&quot;;0;IF([.B55]=&quot;NEUTRAL&quot;;1;IF([.B55]=&quot;SATISFECHO&quot;;2;IF([.B55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1" calcext:value-type="float">
                <text:p>2011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31" calcext:value-type="float">
                <text:p>31</text:p>
              </table:table-cell>
              <table:table-cell table:style-name="ce5" table:formula="of:=IF([.B56]=&quot;ENFADADO&quot;;0;IF([.B56]=&quot;NEUTRAL&quot;;1;IF([.B56]=&quot;SATISFECHO&quot;;2;IF([.B56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8" calcext:value-type="float">
                <text:p>2008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53" calcext:value-type="float">
                <text:p>53</text:p>
              </table:table-cell>
              <table:table-cell table:style-name="ce5" table:formula="of:=IF([.B57]=&quot;ENFADADO&quot;;0;IF([.B57]=&quot;NEUTRAL&quot;;1;IF([.B57]=&quot;SATISFECHO&quot;;2;IF([.B57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6" calcext:value-type="float">
                <text:p>2016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7" calcext:value-type="float">
                <text:p>27</text:p>
              </table:table-cell>
              <table:table-cell table:style-name="ce5" table:formula="of:=IF([.B58]=&quot;ENFADADO&quot;;0;IF([.B58]=&quot;NEUTRAL&quot;;1;IF([.B58]=&quot;SATISFECHO&quot;;2;IF([.B58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1" calcext:value-type="float">
                <text:p>2021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58" calcext:value-type="float">
                <text:p>58</text:p>
              </table:table-cell>
              <table:table-cell table:style-name="ce5" table:formula="of:=IF([.B59]=&quot;ENFADADO&quot;;0;IF([.B59]=&quot;NEUTRAL&quot;;1;IF([.B59]=&quot;SATISFECHO&quot;;2;IF([.B59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38" calcext:value-type="float">
                <text:p>38</text:p>
              </table:table-cell>
              <table:table-cell table:style-name="ce5" table:formula="of:=IF([.B60]=&quot;ENFADADO&quot;;0;IF([.B60]=&quot;NEUTRAL&quot;;1;IF([.B60]=&quot;SATISFECHO&quot;;2;IF([.B60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56:.B60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61]=&quot;ENFADADO&quot;;0;IF([.B61]=&quot;NEUTRAL&quot;;1;IF([.B61]=&quot;SATISFECHO&quot;;2;IF([.B61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5" calcext:value-type="float">
                <text:p>1995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8" calcext:value-type="float">
                <text:p>48</text:p>
              </table:table-cell>
              <table:table-cell table:style-name="ce5" table:formula="of:=IF([.B62]=&quot;ENFADADO&quot;;0;IF([.B62]=&quot;NEUTRAL&quot;;1;IF([.B62]=&quot;SATISFECHO&quot;;2;IF([.B62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8" calcext:value-type="float">
                <text:p>2008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39" calcext:value-type="float">
                <text:p>39</text:p>
              </table:table-cell>
              <table:table-cell table:style-name="ce5" table:formula="of:=IF([.B63]=&quot;ENFADADO&quot;;0;IF([.B63]=&quot;NEUTRAL&quot;;1;IF([.B63]=&quot;SATISFECHO&quot;;2;IF([.B63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table:style-name="ce5" table:formula="of:=IF([.B64]=&quot;ENFADADO&quot;;0;IF([.B64]=&quot;NEUTRAL&quot;;1;IF([.B64]=&quot;SATISFECHO&quot;;2;IF([.B64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62:.B64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65]=&quot;ENFADADO&quot;;0;IF([.B65]=&quot;NEUTRAL&quot;;1;IF([.B65]=&quot;SATISFECHO&quot;;2;IF([.B65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4" calcext:value-type="float">
                <text:p>44</text:p>
              </table:table-cell>
              <table:table-cell table:style-name="ce5" table:formula="of:=IF([.B66]=&quot;ENFADADO&quot;;0;IF([.B66]=&quot;NEUTRAL&quot;;1;IF([.B66]=&quot;SATISFECHO&quot;;2;IF([.B66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38" calcext:value-type="float">
                <text:p>38</text:p>
              </table:table-cell>
              <table:table-cell table:style-name="ce5" table:formula="of:=IF([.B67]=&quot;ENFADADO&quot;;0;IF([.B67]=&quot;NEUTRAL&quot;;1;IF([.B67]=&quot;SATISFECHO&quot;;2;IF([.B67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4" calcext:value-type="float">
                <text:p>202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57" calcext:value-type="float">
                <text:p>57</text:p>
              </table:table-cell>
              <table:table-cell table:style-name="ce5" table:formula="of:=IF([.B68]=&quot;ENFADADO&quot;;0;IF([.B68]=&quot;NEUTRAL&quot;;1;IF([.B68]=&quot;SATISFECHO&quot;;2;IF([.B68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0" calcext:value-type="float">
                <text:p>2010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69]=&quot;ENFADADO&quot;;0;IF([.B69]=&quot;NEUTRAL&quot;;1;IF([.B69]=&quot;SATISFECHO&quot;;2;IF([.B69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4" calcext:value-type="float">
                <text:p>2024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70]=&quot;ENFADADO&quot;;0;IF([.B70]=&quot;NEUTRAL&quot;;1;IF([.B70]=&quot;SATISFECHO&quot;;2;IF([.B7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4" calcext:value-type="float">
                <text:p>4</text:p>
              </table:table-cell>
              <table:table-cell table:style-name="ce5" table:formula="of:=IF([.B71]=&quot;ENFADADO&quot;;0;IF([.B71]=&quot;NEUTRAL&quot;;1;IF([.B71]=&quot;SATISFECHO&quot;;2;IF([.B71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12" calcext:value-type="float">
                <text:p>12</text:p>
              </table:table-cell>
              <table:table-cell table:style-name="ce5" table:formula="of:=IF([.B72]=&quot;ENFADADO&quot;;0;IF([.B72]=&quot;NEUTRAL&quot;;1;IF([.B72]=&quot;SATISFECHO&quot;;2;IF([.B72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MES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9" calcext:value-type="float">
                <text:p>2019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44" calcext:value-type="float">
                <text:p>44</text:p>
              </table:table-cell>
              <table:table-cell table:style-name="ce5" table:formula="of:=IF([.B73]=&quot;ENFADADO&quot;;0;IF([.B73]=&quot;NEUTRAL&quot;;1;IF([.B73]=&quot;SATISFECHO&quot;;2;IF([.B73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66:.B73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74]=&quot;ENFADADO&quot;;0;IF([.B74]=&quot;NEUTRAL&quot;;1;IF([.B74]=&quot;SATISFECHO&quot;;2;IF([.B74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33" calcext:value-type="float">
                <text:p>33</text:p>
              </table:table-cell>
              <table:table-cell table:style-name="ce5" table:formula="of:=IF([.B75]=&quot;ENFADADO&quot;;0;IF([.B75]=&quot;NEUTRAL&quot;;1;IF([.B75]=&quot;SATISFECHO&quot;;2;IF([.B7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6" calcext:value-type="float">
                <text:p>6</text:p>
              </table:table-cell>
              <table:table-cell table:style-name="ce5" table:formula="of:=IF([.B76]=&quot;ENFADADO&quot;;0;IF([.B76]=&quot;NEUTRAL&quot;;1;IF([.B76]=&quot;SATISFECHO&quot;;2;IF([.B76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2" calcext:value-type="float">
                <text:p>22</text:p>
              </table:table-cell>
              <table:table-cell table:style-name="ce5" table:formula="of:=IF([.B77]=&quot;ENFADADO&quot;;0;IF([.B77]=&quot;NEUTRAL&quot;;1;IF([.B77]=&quot;SATISFECHO&quot;;2;IF([.B77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5" calcext:value-type="float">
                <text:p>1995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33" calcext:value-type="float">
                <text:p>33</text:p>
              </table:table-cell>
              <table:table-cell table:style-name="ce5" table:formula="of:=IF([.B78]=&quot;ENFADADO&quot;;0;IF([.B78]=&quot;NEUTRAL&quot;;1;IF([.B78]=&quot;SATISFECHO&quot;;2;IF([.B78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3" calcext:value-type="float">
                <text:p>3</text:p>
              </table:table-cell>
              <table:table-cell table:style-name="ce5" table:formula="of:=IF([.B79]=&quot;ENFADADO&quot;;0;IF([.B79]=&quot;NEUTRAL&quot;;1;IF([.B79]=&quot;SATISFECHO&quot;;2;IF([.B79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75:.B79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80]=&quot;ENFADADO&quot;;0;IF([.B80]=&quot;NEUTRAL&quot;;1;IF([.B80]=&quot;SATISFECHO&quot;;2;IF([.B80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37" calcext:value-type="float">
                <text:p>37</text:p>
              </table:table-cell>
              <table:table-cell table:style-name="ce5" table:formula="of:=IF([.B81]=&quot;ENFADADO&quot;;0;IF([.B81]=&quot;NEUTRAL&quot;;1;IF([.B81]=&quot;SATISFECHO&quot;;2;IF([.B81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33" calcext:value-type="float">
                <text:p>33</text:p>
              </table:table-cell>
              <table:table-cell table:style-name="ce5" table:formula="of:=IF([.B82]=&quot;ENFADADO&quot;;0;IF([.B82]=&quot;NEUTRAL&quot;;1;IF([.B82]=&quot;SATISFECHO&quot;;2;IF([.B82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7" calcext:value-type="float">
                <text:p>27</text:p>
              </table:table-cell>
              <table:table-cell table:style-name="ce5" table:formula="of:=IF([.B83]=&quot;ENFADADO&quot;;0;IF([.B83]=&quot;NEUTRAL&quot;;1;IF([.B83]=&quot;SATISFECHO&quot;;2;IF([.B83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6" calcext:value-type="float">
                <text:p>2006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1" calcext:value-type="float">
                <text:p>11</text:p>
              </table:table-cell>
              <table:table-cell table:style-name="ce5" table:formula="of:=IF([.B84]=&quot;ENFADADO&quot;;0;IF([.B84]=&quot;NEUTRAL&quot;;1;IF([.B84]=&quot;SATISFECHO&quot;;2;IF([.B84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81:.B84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85]=&quot;ENFADADO&quot;;0;IF([.B85]=&quot;NEUTRAL&quot;;1;IF([.B85]=&quot;SATISFECHO&quot;;2;IF([.B85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4" calcext:value-type="float">
                <text:p>4</text:p>
              </table:table-cell>
              <table:table-cell table:style-name="ce5" table:formula="of:=IF([.B86]=&quot;ENFADADO&quot;;0;IF([.B86]=&quot;NEUTRAL&quot;;1;IF([.B86]=&quot;SATISFECHO&quot;;2;IF([.B86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87]=&quot;ENFADADO&quot;;0;IF([.B87]=&quot;NEUTRAL&quot;;1;IF([.B87]=&quot;SATISFECHO&quot;;2;IF([.B87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86:.B87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88]=&quot;ENFADADO&quot;;0;IF([.B88]=&quot;NEUTRAL&quot;;1;IF([.B88]=&quot;SATISFECHO&quot;;2;IF([.B88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53" calcext:value-type="float">
                <text:p>53</text:p>
              </table:table-cell>
              <table:table-cell table:style-name="ce5" table:formula="of:=IF([.B89]=&quot;ENFADADO&quot;;0;IF([.B89]=&quot;NEUTRAL&quot;;1;IF([.B89]=&quot;SATISFECHO&quot;;2;IF([.B89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45" calcext:value-type="float">
                <text:p>45</text:p>
              </table:table-cell>
              <table:table-cell table:style-name="ce5" table:formula="of:=IF([.B90]=&quot;ENFADADO&quot;;0;IF([.B90]=&quot;NEUTRAL&quot;;1;IF([.B90]=&quot;SATISFECHO&quot;;2;IF([.B9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5" calcext:value-type="float">
                <text:p>2025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9" calcext:value-type="float">
                <text:p>19</text:p>
              </table:table-cell>
              <table:table-cell table:style-name="ce5" table:formula="of:=IF([.B91]=&quot;ENFADADO&quot;;0;IF([.B91]=&quot;NEUTRAL&quot;;1;IF([.B91]=&quot;SATISFECHO&quot;;2;IF([.B91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40" calcext:value-type="float">
                <text:p>40</text:p>
              </table:table-cell>
              <table:table-cell table:style-name="ce5" table:formula="of:=IF([.B92]=&quot;ENFADADO&quot;;0;IF([.B92]=&quot;NEUTRAL&quot;;1;IF([.B92]=&quot;SATISFECHO&quot;;2;IF([.B92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ORDENAD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2" calcext:value-type="float">
                <text:p>201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58" calcext:value-type="float">
                <text:p>58</text:p>
              </table:table-cell>
              <table:table-cell table:style-name="ce5" table:formula="of:=IF([.B93]=&quot;ENFADADO&quot;;0;IF([.B93]=&quot;NEUTRAL&quot;;1;IF([.B93]=&quot;SATISFECHO&quot;;2;IF([.B93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89:.B93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94]=&quot;ENFADADO&quot;;0;IF([.B94]=&quot;NEUTRAL&quot;;1;IF([.B94]=&quot;SATISFECHO&quot;;2;IF([.B94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5" calcext:value-type="float">
                <text:p>5</text:p>
              </table:table-cell>
              <table:table-cell table:style-name="ce5" table:formula="of:=IF([.B95]=&quot;ENFADADO&quot;;0;IF([.B95]=&quot;NEUTRAL&quot;;1;IF([.B95]=&quot;SATISFECHO&quot;;2;IF([.B9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table:style-name="ce5" table:formula="of:=IF([.B96]=&quot;ENFADADO&quot;;0;IF([.B96]=&quot;NEUTRAL&quot;;1;IF([.B96]=&quot;SATISFECHO&quot;;2;IF([.B96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53" calcext:value-type="float">
                <text:p>53</text:p>
              </table:table-cell>
              <table:table-cell table:style-name="ce5" table:formula="of:=IF([.B97]=&quot;ENFADADO&quot;;0;IF([.B97]=&quot;NEUTRAL&quot;;1;IF([.B97]=&quot;SATISFECHO&quot;;2;IF([.B97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7" calcext:value-type="float">
                <text:p>7</text:p>
              </table:table-cell>
              <table:table-cell table:style-name="ce5" table:formula="of:=IF([.B98]=&quot;ENFADADO&quot;;0;IF([.B98]=&quot;NEUTRAL&quot;;1;IF([.B98]=&quot;SATISFECHO&quot;;2;IF([.B98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95:.B98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99]=&quot;ENFADADO&quot;;0;IF([.B99]=&quot;NEUTRAL&quot;;1;IF([.B99]=&quot;SATISFECHO&quot;;2;IF([.B99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1996" calcext:value-type="float">
                <text:p>1996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6" calcext:value-type="float">
                <text:p>6</text:p>
              </table:table-cell>
              <table:table-cell table:style-name="ce5" table:formula="of:=IF([.B100]=&quot;ENFADADO&quot;;0;IF([.B100]=&quot;NEUTRAL&quot;;1;IF([.B100]=&quot;SATISFECHO&quot;;2;IF([.B100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1" calcext:value-type="float">
                <text:p>21</text:p>
              </table:table-cell>
              <table:table-cell table:style-name="ce5" table:formula="of:=IF([.B101]=&quot;ENFADADO&quot;;0;IF([.B101]=&quot;NEUTRAL&quot;;1;IF([.B101]=&quot;SATISFECHO&quot;;2;IF([.B101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5" calcext:value-type="float">
                <text:p>2015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1" calcext:value-type="float">
                <text:p>11</text:p>
              </table:table-cell>
              <table:table-cell table:style-name="ce5" table:formula="of:=IF([.B102]=&quot;ENFADADO&quot;;0;IF([.B102]=&quot;NEUTRAL&quot;;1;IF([.B102]=&quot;SATISFECHO&quot;;2;IF([.B102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50" calcext:value-type="float">
                <text:p>50</text:p>
              </table:table-cell>
              <table:table-cell table:style-name="ce5" table:formula="of:=IF([.B103]=&quot;ENFADADO&quot;;0;IF([.B103]=&quot;NEUTRAL&quot;;1;IF([.B103]=&quot;SATISFECHO&quot;;2;IF([.B103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100:.B103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04]=&quot;ENFADADO&quot;;0;IF([.B104]=&quot;NEUTRAL&quot;;1;IF([.B104]=&quot;SATISFECHO&quot;;2;IF([.B104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5" calcext:value-type="float">
                <text:p>2005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105]=&quot;ENFADADO&quot;;0;IF([.B105]=&quot;NEUTRAL&quot;;1;IF([.B105]=&quot;SATISFECHO&quot;;2;IF([.B105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26" calcext:value-type="float">
                <text:p>26</text:p>
              </table:table-cell>
              <table:table-cell table:style-name="ce5" table:formula="of:=IF([.B106]=&quot;ENFADADO&quot;;0;IF([.B106]=&quot;NEUTRAL&quot;;1;IF([.B106]=&quot;SATISFECHO&quot;;2;IF([.B106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6" calcext:value-type="float">
                <text:p>2006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36" calcext:value-type="float">
                <text:p>36</text:p>
              </table:table-cell>
              <table:table-cell table:style-name="ce5" table:formula="of:=IF([.B107]=&quot;ENFADADO&quot;;0;IF([.B107]=&quot;NEUTRAL&quot;;1;IF([.B107]=&quot;SATISFECHO&quot;;2;IF([.B107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47" calcext:value-type="float">
                <text:p>47</text:p>
              </table:table-cell>
              <table:table-cell table:style-name="ce5" table:formula="of:=IF([.B108]=&quot;ENFADADO&quot;;0;IF([.B108]=&quot;NEUTRAL&quot;;1;IF([.B108]=&quot;SATISFECHO&quot;;2;IF([.B108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9" calcext:value-type="float">
                <text:p>19</text:p>
              </table:table-cell>
              <table:table-cell office:value-type="float" office:value="12" calcext:value-type="float">
                <text:p>12</text:p>
              </table:table-cell>
              <table:table-cell table:style-name="ce5" table:formula="of:=IF([.B109]=&quot;ENFADADO&quot;;0;IF([.B109]=&quot;NEUTRAL&quot;;1;IF([.B109]=&quot;SATISFECHO&quot;;2;IF([.B109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6" calcext:value-type="float">
                <text:p>2006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110]=&quot;ENFADADO&quot;;0;IF([.B110]=&quot;NEUTRAL&quot;;1;IF([.B110]=&quot;SATISFECHO&quot;;2;IF([.B110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105:.B110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11]=&quot;ENFADADO&quot;;0;IF([.B111]=&quot;NEUTRAL&quot;;1;IF([.B111]=&quot;SATISFECHO&quot;;2;IF([.B111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0" calcext:value-type="float">
                <text:p>50</text:p>
              </table:table-cell>
              <table:table-cell table:style-name="ce5" table:formula="of:=IF([.B112]=&quot;ENFADADO&quot;;0;IF([.B112]=&quot;NEUTRAL&quot;;1;IF([.B112]=&quot;SATISFECHO&quot;;2;IF([.B112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1999" calcext:value-type="float">
                <text:p>199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7" calcext:value-type="float">
                <text:p>47</text:p>
              </table:table-cell>
              <table:table-cell table:style-name="ce5" table:formula="of:=IF([.B113]=&quot;ENFADADO&quot;;0;IF([.B113]=&quot;NEUTRAL&quot;;1;IF([.B113]=&quot;SATISFECHO&quot;;2;IF([.B113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27" calcext:value-type="float">
                <text:p>27</text:p>
              </table:table-cell>
              <table:table-cell table:style-name="ce5" table:formula="of:=IF([.B114]=&quot;ENFADADO&quot;;0;IF([.B114]=&quot;NEUTRAL&quot;;1;IF([.B114]=&quot;SATISFECHO&quot;;2;IF([.B114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5" calcext:value-type="float">
                <text:p>2015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table:style-name="ce5" table:formula="of:=IF([.B115]=&quot;ENFADADO&quot;;0;IF([.B115]=&quot;NEUTRAL&quot;;1;IF([.B115]=&quot;SATISFECHO&quot;;2;IF([.B115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51" calcext:value-type="float">
                <text:p>51</text:p>
              </table:table-cell>
              <table:table-cell table:style-name="ce5" table:formula="of:=IF([.B116]=&quot;ENFADADO&quot;;0;IF([.B116]=&quot;NEUTRAL&quot;;1;IF([.B116]=&quot;SATISFECHO&quot;;2;IF([.B116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ANTA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1" calcext:value-type="float">
                <text:p>20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117]=&quot;ENFADADO&quot;;0;IF([.B117]=&quot;NEUTRAL&quot;;1;IF([.B117]=&quot;SATISFECHO&quot;;2;IF([.B117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112:.B117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18]=&quot;ENFADADO&quot;;0;IF([.B118]=&quot;NEUTRAL&quot;;1;IF([.B118]=&quot;SATISFECHO&quot;;2;IF([.B118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8" calcext:value-type="float">
                <text:p>2008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42" calcext:value-type="float">
                <text:p>42</text:p>
              </table:table-cell>
              <table:table-cell table:style-name="ce5" table:formula="of:=IF([.B119]=&quot;ENFADADO&quot;;0;IF([.B119]=&quot;NEUTRAL&quot;;1;IF([.B119]=&quot;SATISFECHO&quot;;2;IF([.B119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6" calcext:value-type="float">
                <text:p>16</text:p>
              </table:table-cell>
              <table:table-cell table:style-name="ce5" table:formula="of:=IF([.B120]=&quot;ENFADADO&quot;;0;IF([.B120]=&quot;NEUTRAL&quot;;1;IF([.B120]=&quot;SATISFECHO&quot;;2;IF([.B120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9" calcext:value-type="float">
                <text:p>9</text:p>
              </table:table-cell>
              <table:table-cell table:style-name="ce5" table:formula="of:=IF([.B121]=&quot;ENFADADO&quot;;0;IF([.B121]=&quot;NEUTRAL&quot;;1;IF([.B121]=&quot;SATISFECHO&quot;;2;IF([.B121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26" calcext:value-type="float">
                <text:p>26</text:p>
              </table:table-cell>
              <table:table-cell table:style-name="ce5" table:formula="of:=IF([.B122]=&quot;ENFADADO&quot;;0;IF([.B122]=&quot;NEUTRAL&quot;;1;IF([.B122]=&quot;SATISFECHO&quot;;2;IF([.B122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0" calcext:value-type="float">
                <text:p>201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32" calcext:value-type="float">
                <text:p>32</text:p>
              </table:table-cell>
              <table:table-cell table:style-name="ce5" table:formula="of:=IF([.B123]=&quot;ENFADADO&quot;;0;IF([.B123]=&quot;NEUTRAL&quot;;1;IF([.B123]=&quot;SATISFECHO&quot;;2;IF([.B123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9" calcext:value-type="float">
                <text:p>1999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59" calcext:value-type="float">
                <text:p>59</text:p>
              </table:table-cell>
              <table:table-cell table:style-name="ce5" table:formula="of:=IF([.B124]=&quot;ENFADADO&quot;;0;IF([.B124]=&quot;NEUTRAL&quot;;1;IF([.B124]=&quot;SATISFECHO&quot;;2;IF([.B124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52" calcext:value-type="float">
                <text:p>52</text:p>
              </table:table-cell>
              <table:table-cell table:style-name="ce5" table:formula="of:=IF([.B125]=&quot;ENFADADO&quot;;0;IF([.B125]=&quot;NEUTRAL&quot;;1;IF([.B125]=&quot;SATISFECHO&quot;;2;IF([.B12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119:.B125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26]=&quot;ENFADADO&quot;;0;IF([.B126]=&quot;NEUTRAL&quot;;1;IF([.B126]=&quot;SATISFECHO&quot;;2;IF([.B126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1999" calcext:value-type="float">
                <text:p>199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127]=&quot;ENFADADO&quot;;0;IF([.B127]=&quot;NEUTRAL&quot;;1;IF([.B127]=&quot;SATISFECHO&quot;;2;IF([.B127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4" calcext:value-type="float">
                <text:p>24</text:p>
              </table:table-cell>
              <table:table-cell table:style-name="ce5" table:formula="of:=IF([.B128]=&quot;ENFADADO&quot;;0;IF([.B128]=&quot;NEUTRAL&quot;;1;IF([.B128]=&quot;SATISFECHO&quot;;2;IF([.B128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39" calcext:value-type="float">
                <text:p>39</text:p>
              </table:table-cell>
              <table:table-cell table:style-name="ce5" table:formula="of:=IF([.B129]=&quot;ENFADADO&quot;;0;IF([.B129]=&quot;NEUTRAL&quot;;1;IF([.B129]=&quot;SATISFECHO&quot;;2;IF([.B129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3" calcext:value-type="float">
                <text:p>2023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5" calcext:value-type="float">
                <text:p>5</text:p>
              </table:table-cell>
              <table:table-cell table:style-name="ce5" table:formula="of:=IF([.B130]=&quot;ENFADADO&quot;;0;IF([.B130]=&quot;NEUTRAL&quot;;1;IF([.B130]=&quot;SATISFECHO&quot;;2;IF([.B130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127:.B130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31]=&quot;ENFADADO&quot;;0;IF([.B131]=&quot;NEUTRAL&quot;;1;IF([.B131]=&quot;SATISFECHO&quot;;2;IF([.B131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4" calcext:value-type="float">
                <text:p>44</text:p>
              </table:table-cell>
              <table:table-cell table:style-name="ce5" table:formula="of:=IF([.B132]=&quot;ENFADADO&quot;;0;IF([.B132]=&quot;NEUTRAL&quot;;1;IF([.B132]=&quot;SATISFECHO&quot;;2;IF([.B132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6" calcext:value-type="float">
                <text:p>199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44" calcext:value-type="float">
                <text:p>44</text:p>
              </table:table-cell>
              <table:table-cell table:style-name="ce5" table:formula="of:=IF([.B133]=&quot;ENFADADO&quot;;0;IF([.B133]=&quot;NEUTRAL&quot;;1;IF([.B133]=&quot;SATISFECHO&quot;;2;IF([.B133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50" calcext:value-type="float">
                <text:p>50</text:p>
              </table:table-cell>
              <table:table-cell table:style-name="ce5" table:formula="of:=IF([.B134]=&quot;ENFADADO&quot;;0;IF([.B134]=&quot;NEUTRAL&quot;;1;IF([.B134]=&quot;SATISFECHO&quot;;2;IF([.B134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5" calcext:value-type="float">
                <text:p>2015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7" calcext:value-type="float">
                <text:p>37</text:p>
              </table:table-cell>
              <table:table-cell table:style-name="ce5" table:formula="of:=IF([.B135]=&quot;ENFADADO&quot;;0;IF([.B135]=&quot;NEUTRAL&quot;;1;IF([.B135]=&quot;SATISFECHO&quot;;2;IF([.B135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37" calcext:value-type="float">
                <text:p>37</text:p>
              </table:table-cell>
              <table:table-cell table:style-name="ce5" table:formula="of:=IF([.B136]=&quot;ENFADADO&quot;;0;IF([.B136]=&quot;NEUTRAL&quot;;1;IF([.B136]=&quot;SATISFECHO&quot;;2;IF([.B136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13" calcext:value-type="float">
                <text:p>13</text:p>
              </table:table-cell>
              <table:table-cell table:style-name="ce5" table:formula="of:=IF([.B137]=&quot;ENFADADO&quot;;0;IF([.B137]=&quot;NEUTRAL&quot;;1;IF([.B137]=&quot;SATISFECHO&quot;;2;IF([.B137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132:.B137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38]=&quot;ENFADADO&quot;;0;IF([.B138]=&quot;NEUTRAL&quot;;1;IF([.B138]=&quot;SATISFECHO&quot;;2;IF([.B138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43" calcext:value-type="float">
                <text:p>43</text:p>
              </table:table-cell>
              <table:table-cell table:style-name="ce5" table:formula="of:=IF([.B139]=&quot;ENFADADO&quot;;0;IF([.B139]=&quot;NEUTRAL&quot;;1;IF([.B139]=&quot;SATISFECHO&quot;;2;IF([.B139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3" calcext:value-type="float">
                <text:p>2003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" calcext:value-type="float">
                <text:p>1</text:p>
              </table:table-cell>
              <table:table-cell table:style-name="ce5" table:formula="of:=IF([.B140]=&quot;ENFADADO&quot;;0;IF([.B140]=&quot;NEUTRAL&quot;;1;IF([.B140]=&quot;SATISFECHO&quot;;2;IF([.B14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6" calcext:value-type="float">
                <text:p>16</text:p>
              </table:table-cell>
              <table:table-cell table:style-name="ce5" table:formula="of:=IF([.B141]=&quot;ENFADADO&quot;;0;IF([.B141]=&quot;NEUTRAL&quot;;1;IF([.B141]=&quot;SATISFECHO&quot;;2;IF([.B141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8" calcext:value-type="float">
                <text:p>2018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3" calcext:value-type="float">
                <text:p>3</text:p>
              </table:table-cell>
              <table:table-cell table:style-name="ce5" table:formula="of:=IF([.B142]=&quot;ENFADADO&quot;;0;IF([.B142]=&quot;NEUTRAL&quot;;1;IF([.B142]=&quot;SATISFECHO&quot;;2;IF([.B142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PROYECTOR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47" calcext:value-type="float">
                <text:p>47</text:p>
              </table:table-cell>
              <table:table-cell table:style-name="ce5" table:formula="of:=IF([.B143]=&quot;ENFADADO&quot;;0;IF([.B143]=&quot;NEUTRAL&quot;;1;IF([.B143]=&quot;SATISFECHO&quot;;2;IF([.B143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139:.B143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44]=&quot;ENFADADO&quot;;0;IF([.B144]=&quot;NEUTRAL&quot;;1;IF([.B144]=&quot;SATISFECHO&quot;;2;IF([.B144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8" calcext:value-type="float">
                <text:p>1998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4" calcext:value-type="float">
                <text:p>24</text:p>
              </table:table-cell>
              <table:table-cell table:style-name="ce5" table:formula="of:=IF([.B145]=&quot;ENFADADO&quot;;0;IF([.B145]=&quot;NEUTRAL&quot;;1;IF([.B145]=&quot;SATISFECHO&quot;;2;IF([.B14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6" calcext:value-type="float">
                <text:p>2006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51" calcext:value-type="float">
                <text:p>51</text:p>
              </table:table-cell>
              <table:table-cell table:style-name="ce5" table:formula="of:=IF([.B146]=&quot;ENFADADO&quot;;0;IF([.B146]=&quot;NEUTRAL&quot;;1;IF([.B146]=&quot;SATISFECHO&quot;;2;IF([.B146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22" calcext:value-type="float">
                <text:p>2022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1" calcext:value-type="float">
                <text:p>1</text:p>
              </table:table-cell>
              <table:table-cell table:style-name="ce5" table:formula="of:=IF([.B147]=&quot;ENFADADO&quot;;0;IF([.B147]=&quot;NEUTRAL&quot;;1;IF([.B147]=&quot;SATISFECHO&quot;;2;IF([.B147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22" calcext:value-type="float">
                <text:p>2022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39" calcext:value-type="float">
                <text:p>39</text:p>
              </table:table-cell>
              <table:table-cell table:style-name="ce5" table:formula="of:=IF([.B148]=&quot;ENFADADO&quot;;0;IF([.B148]=&quot;NEUTRAL&quot;;1;IF([.B148]=&quot;SATISFECHO&quot;;2;IF([.B148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5" calcext:value-type="float">
                <text:p>200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23" calcext:value-type="float">
                <text:p>23</text:p>
              </table:table-cell>
              <table:table-cell office:value-type="float" office:value="51" calcext:value-type="float">
                <text:p>51</text:p>
              </table:table-cell>
              <table:table-cell table:style-name="ce5" table:formula="of:=IF([.B149]=&quot;ENFADADO&quot;;0;IF([.B149]=&quot;NEUTRAL&quot;;1;IF([.B149]=&quot;SATISFECHO&quot;;2;IF([.B149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145:.B149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50]=&quot;ENFADADO&quot;;0;IF([.B150]=&quot;NEUTRAL&quot;;1;IF([.B150]=&quot;SATISFECHO&quot;;2;IF([.B150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1994" calcext:value-type="float">
                <text:p>1994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9" calcext:value-type="float">
                <text:p>9</text:p>
              </table:table-cell>
              <table:table-cell table:style-name="ce5" table:formula="of:=IF([.B151]=&quot;ENFADADO&quot;;0;IF([.B151]=&quot;NEUTRAL&quot;;1;IF([.B151]=&quot;SATISFECHO&quot;;2;IF([.B151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49" calcext:value-type="float">
                <text:p>49</text:p>
              </table:table-cell>
              <table:table-cell table:style-name="ce5" table:formula="of:=IF([.B152]=&quot;ENFADADO&quot;;0;IF([.B152]=&quot;NEUTRAL&quot;;1;IF([.B152]=&quot;SATISFECHO&quot;;2;IF([.B152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7" calcext:value-type="float">
                <text:p>7</text:p>
              </table:table-cell>
              <table:table-cell table:style-name="ce5" table:formula="of:=IF([.B153]=&quot;ENFADADO&quot;;0;IF([.B153]=&quot;NEUTRAL&quot;;1;IF([.B153]=&quot;SATISFECHO&quot;;2;IF([.B153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7" calcext:value-type="float">
                <text:p>2007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58" calcext:value-type="float">
                <text:p>58</text:p>
              </table:table-cell>
              <table:table-cell table:style-name="ce5" table:formula="of:=IF([.B154]=&quot;ENFADADO&quot;;0;IF([.B154]=&quot;NEUTRAL&quot;;1;IF([.B154]=&quot;SATISFECHO&quot;;2;IF([.B154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151:.B154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55]=&quot;ENFADADO&quot;;0;IF([.B155]=&quot;NEUTRAL&quot;;1;IF([.B155]=&quot;SATISFECHO&quot;;2;IF([.B155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4" calcext:value-type="float">
                <text:p>2014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156]=&quot;ENFADADO&quot;;0;IF([.B156]=&quot;NEUTRAL&quot;;1;IF([.B156]=&quot;SATISFECHO&quot;;2;IF([.B156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8" calcext:value-type="float">
                <text:p>1998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52" calcext:value-type="float">
                <text:p>52</text:p>
              </table:table-cell>
              <table:table-cell table:style-name="ce5" table:formula="of:=IF([.B157]=&quot;ENFADADO&quot;;0;IF([.B157]=&quot;NEUTRAL&quot;;1;IF([.B157]=&quot;SATISFECHO&quot;;2;IF([.B157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25" calcext:value-type="float">
                <text:p>2025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2" calcext:value-type="float">
                <text:p>12</text:p>
              </table:table-cell>
              <table:table-cell table:style-name="ce5" table:formula="of:=IF([.B158]=&quot;ENFADADO&quot;;0;IF([.B158]=&quot;NEUTRAL&quot;;1;IF([.B158]=&quot;SATISFECHO&quot;;2;IF([.B158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156:.B158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59]=&quot;ENFADADO&quot;;0;IF([.B159]=&quot;NEUTRAL&quot;;1;IF([.B159]=&quot;SATISFECHO&quot;;2;IF([.B159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160]=&quot;ENFADADO&quot;;0;IF([.B160]=&quot;NEUTRAL&quot;;1;IF([.B160]=&quot;SATISFECHO&quot;;2;IF([.B16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1" calcext:value-type="float">
                <text:p>2021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59" calcext:value-type="float">
                <text:p>59</text:p>
              </table:table-cell>
              <table:table-cell table:style-name="ce5" table:formula="of:=IF([.B161]=&quot;ENFADADO&quot;;0;IF([.B161]=&quot;NEUTRAL&quot;;1;IF([.B161]=&quot;SATISFECHO&quot;;2;IF([.B161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RATON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1" calcext:value-type="float">
                <text:p>2021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6" calcext:value-type="float">
                <text:p>26</text:p>
              </table:table-cell>
              <table:table-cell table:style-name="ce5" table:formula="of:=IF([.B162]=&quot;ENFADADO&quot;;0;IF([.B162]=&quot;NEUTRAL&quot;;1;IF([.B162]=&quot;SATISFECHO&quot;;2;IF([.B162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160:.B162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63]=&quot;ENFADADO&quot;;0;IF([.B163]=&quot;NEUTRAL&quot;;1;IF([.B163]=&quot;SATISFECHO&quot;;2;IF([.B163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44" calcext:value-type="float">
                <text:p>44</text:p>
              </table:table-cell>
              <table:table-cell table:style-name="ce5" table:formula="of:=IF([.B164]=&quot;ENFADADO&quot;;0;IF([.B164]=&quot;NEUTRAL&quot;;1;IF([.B164]=&quot;SATISFECHO&quot;;2;IF([.B164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25" calcext:value-type="float">
                <text:p>2025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table:style-name="ce5" table:formula="of:=IF([.B165]=&quot;ENFADADO&quot;;0;IF([.B165]=&quot;NEUTRAL&quot;;1;IF([.B165]=&quot;SATISFECHO&quot;;2;IF([.B16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1997" calcext:value-type="float">
                <text:p>199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4" calcext:value-type="float">
                <text:p>14</text:p>
              </table:table-cell>
              <table:table-cell table:style-name="ce5" table:formula="of:=IF([.B166]=&quot;ENFADADO&quot;;0;IF([.B166]=&quot;NEUTRAL&quot;;1;IF([.B166]=&quot;SATISFECHO&quot;;2;IF([.B166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52" calcext:value-type="float">
                <text:p>52</text:p>
              </table:table-cell>
              <table:table-cell table:style-name="ce5" table:formula="of:=IF([.B167]=&quot;ENFADADO&quot;;0;IF([.B167]=&quot;NEUTRAL&quot;;1;IF([.B167]=&quot;SATISFECHO&quot;;2;IF([.B167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164:.B167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68]=&quot;ENFADADO&quot;;0;IF([.B168]=&quot;NEUTRAL&quot;;1;IF([.B168]=&quot;SATISFECHO&quot;;2;IF([.B168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8" calcext:value-type="float">
                <text:p>38</text:p>
              </table:table-cell>
              <table:table-cell table:style-name="ce5" table:formula="of:=IF([.B169]=&quot;ENFADADO&quot;;0;IF([.B169]=&quot;NEUTRAL&quot;;1;IF([.B169]=&quot;SATISFECHO&quot;;2;IF([.B169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8" calcext:value-type="float">
                <text:p>58</text:p>
              </table:table-cell>
              <table:table-cell table:style-name="ce5" table:formula="of:=IF([.B170]=&quot;ENFADADO&quot;;0;IF([.B170]=&quot;NEUTRAL&quot;;1;IF([.B170]=&quot;SATISFECHO&quot;;2;IF([.B170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8" calcext:value-type="float">
                <text:p>2018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8" calcext:value-type="float">
                <text:p>18</text:p>
              </table:table-cell>
              <table:table-cell table:style-name="ce5" table:formula="of:=IF([.B171]=&quot;ENFADADO&quot;;0;IF([.B171]=&quot;NEUTRAL&quot;;1;IF([.B171]=&quot;SATISFECHO&quot;;2;IF([.B171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6" calcext:value-type="float">
                <text:p>2006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41" calcext:value-type="float">
                <text:p>41</text:p>
              </table:table-cell>
              <table:table-cell table:style-name="ce5" table:formula="of:=IF([.B172]=&quot;ENFADADO&quot;;0;IF([.B172]=&quot;NEUTRAL&quot;;1;IF([.B172]=&quot;SATISFECHO&quot;;2;IF([.B172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173]=&quot;ENFADADO&quot;;0;IF([.B173]=&quot;NEUTRAL&quot;;1;IF([.B173]=&quot;SATISFECHO&quot;;2;IF([.B173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37" calcext:value-type="float">
                <text:p>37</text:p>
              </table:table-cell>
              <table:table-cell table:style-name="ce5" table:formula="of:=IF([.B174]=&quot;ENFADADO&quot;;0;IF([.B174]=&quot;NEUTRAL&quot;;1;IF([.B174]=&quot;SATISFECHO&quot;;2;IF([.B174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1994" calcext:value-type="float">
                <text:p>1994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33" calcext:value-type="float">
                <text:p>33</text:p>
              </table:table-cell>
              <table:table-cell table:style-name="ce5" table:formula="of:=IF([.B175]=&quot;ENFADADO&quot;;0;IF([.B175]=&quot;NEUTRAL&quot;;1;IF([.B175]=&quot;SATISFECHO&quot;;2;IF([.B175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13" calcext:value-type="float">
                <text:p>13</text:p>
              </table:table-cell>
              <table:table-cell table:style-name="ce5" table:formula="of:=IF([.B176]=&quot;ENFADADO&quot;;0;IF([.B176]=&quot;NEUTRAL&quot;;1;IF([.B176]=&quot;SATISFECHO&quot;;2;IF([.B176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169:.B176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77]=&quot;ENFADADO&quot;;0;IF([.B177]=&quot;NEUTRAL&quot;;1;IF([.B177]=&quot;SATISFECHO&quot;;2;IF([.B177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3" calcext:value-type="float">
                <text:p>200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style-name="ce5" table:formula="of:=IF([.B178]=&quot;ENFADADO&quot;;0;IF([.B178]=&quot;NEUTRAL&quot;;1;IF([.B178]=&quot;SATISFECHO&quot;;2;IF([.B178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5" calcext:value-type="float">
                <text:p>1995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4" calcext:value-type="float">
                <text:p>54</text:p>
              </table:table-cell>
              <table:table-cell table:style-name="ce5" table:formula="of:=IF([.B179]=&quot;ENFADADO&quot;;0;IF([.B179]=&quot;NEUTRAL&quot;;1;IF([.B179]=&quot;SATISFECHO&quot;;2;IF([.B179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5" calcext:value-type="float">
                <text:p>15</text:p>
              </table:table-cell>
              <table:table-cell table:style-name="ce5" table:formula="of:=IF([.B180]=&quot;ENFADADO&quot;;0;IF([.B180]=&quot;NEUTRAL&quot;;1;IF([.B180]=&quot;SATISFECHO&quot;;2;IF([.B180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26" calcext:value-type="float">
                <text:p>26</text:p>
              </table:table-cell>
              <table:table-cell table:style-name="ce5" table:formula="of:=IF([.B181]=&quot;ENFADADO&quot;;0;IF([.B181]=&quot;NEUTRAL&quot;;1;IF([.B181]=&quot;SATISFECHO&quot;;2;IF([.B181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178:.B181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82]=&quot;ENFADADO&quot;;0;IF([.B182]=&quot;NEUTRAL&quot;;1;IF([.B182]=&quot;SATISFECHO&quot;;2;IF([.B182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0" calcext:value-type="float">
                <text:p>2010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22" calcext:value-type="float">
                <text:p>22</text:p>
              </table:table-cell>
              <table:table-cell table:style-name="ce5" table:formula="of:=IF([.B183]=&quot;ENFADADO&quot;;0;IF([.B183]=&quot;NEUTRAL&quot;;1;IF([.B183]=&quot;SATISFECHO&quot;;2;IF([.B183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184]=&quot;ENFADADO&quot;;0;IF([.B184]=&quot;NEUTRAL&quot;;1;IF([.B184]=&quot;SATISFECHO&quot;;2;IF([.B184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7" calcext:value-type="float">
                <text:p>2017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185]=&quot;ENFADADO&quot;;0;IF([.B185]=&quot;NEUTRAL&quot;;1;IF([.B185]=&quot;SATISFECHO&quot;;2;IF([.B185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2" calcext:value-type="float">
                <text:p>2002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48" calcext:value-type="float">
                <text:p>48</text:p>
              </table:table-cell>
              <table:table-cell table:style-name="ce5" table:formula="of:=IF([.B186]=&quot;ENFADADO&quot;;0;IF([.B186]=&quot;NEUTRAL&quot;;1;IF([.B186]=&quot;SATISFECHO&quot;;2;IF([.B186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1" calcext:value-type="float">
                <text:p>2011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46" calcext:value-type="float">
                <text:p>46</text:p>
              </table:table-cell>
              <table:table-cell table:style-name="ce5" table:formula="of:=IF([.B187]=&quot;ENFADADO&quot;;0;IF([.B187]=&quot;NEUTRAL&quot;;1;IF([.B187]=&quot;SATISFECHO&quot;;2;IF([.B187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1998" calcext:value-type="float">
                <text:p>199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38" calcext:value-type="float">
                <text:p>38</text:p>
              </table:table-cell>
              <table:table-cell table:style-name="ce5" table:formula="of:=IF([.B188]=&quot;ENFADADO&quot;;0;IF([.B188]=&quot;NEUTRAL&quot;;1;IF([.B188]=&quot;SATISFECHO&quot;;2;IF([.B188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2" calcext:value-type="float">
                <text:p>202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9" calcext:value-type="float">
                <text:p>29</text:p>
              </table:table-cell>
              <table:table-cell table:style-name="ce5" table:formula="of:=IF([.B189]=&quot;ENFADADO&quot;;0;IF([.B189]=&quot;NEUTRAL&quot;;1;IF([.B189]=&quot;SATISFECHO&quot;;2;IF([.B189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SILLAS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3" calcext:value-type="float">
                <text:p>202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" calcext:value-type="float">
                <text:p>2</text:p>
              </table:table-cell>
              <table:table-cell table:style-name="ce5" table:formula="of:=IF([.B190]=&quot;ENFADADO&quot;;0;IF([.B190]=&quot;NEUTRAL&quot;;1;IF([.B190]=&quot;SATISFECHO&quot;;2;IF([.B19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183:.B190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91]=&quot;ENFADADO&quot;;0;IF([.B191]=&quot;NEUTRAL&quot;;1;IF([.B191]=&quot;SATISFECHO&quot;;2;IF([.B191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2" calcext:value-type="float">
                <text:p>2012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 table:style-name="ce5" table:formula="of:=IF([.B192]=&quot;ENFADADO&quot;;0;IF([.B192]=&quot;NEUTRAL&quot;;1;IF([.B192]=&quot;SATISFECHO&quot;;2;IF([.B192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8" calcext:value-type="float">
                <text:p>2008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3" calcext:value-type="float">
                <text:p>43</text:p>
              </table:table-cell>
              <table:table-cell table:style-name="ce5" table:formula="of:=IF([.B193]=&quot;ENFADADO&quot;;0;IF([.B193]=&quot;NEUTRAL&quot;;1;IF([.B193]=&quot;SATISFECHO&quot;;2;IF([.B193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5" calcext:value-type="float">
                <text:p>2015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194]=&quot;ENFADADO&quot;;0;IF([.B194]=&quot;NEUTRAL&quot;;1;IF([.B194]=&quot;SATISFECHO&quot;;2;IF([.B194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5" calcext:value-type="float">
                <text:p>2005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4" calcext:value-type="float">
                <text:p>4</text:p>
              </table:table-cell>
              <table:table-cell table:style-name="ce5" table:formula="of:=IF([.B195]=&quot;ENFADADO&quot;;0;IF([.B195]=&quot;NEUTRAL&quot;;1;IF([.B195]=&quot;SATISFECHO&quot;;2;IF([.B19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4" calcext:value-type="float">
                <text:p>201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7" calcext:value-type="float">
                <text:p>27</text:p>
              </table:table-cell>
              <table:table-cell table:style-name="ce5" table:formula="of:=IF([.B196]=&quot;ENFADADO&quot;;0;IF([.B196]=&quot;NEUTRAL&quot;;1;IF([.B196]=&quot;SATISFECHO&quot;;2;IF([.B196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5" calcext:value-type="float">
                <text:p>2015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9" calcext:value-type="float">
                <text:p>9</text:p>
              </table:table-cell>
              <table:table-cell table:style-name="ce5" table:formula="of:=IF([.B197]=&quot;ENFADADO&quot;;0;IF([.B197]=&quot;NEUTRAL&quot;;1;IF([.B197]=&quot;SATISFECHO&quot;;2;IF([.B197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192:.B197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198]=&quot;ENFADADO&quot;;0;IF([.B198]=&quot;NEUTRAL&quot;;1;IF([.B198]=&quot;SATISFECHO&quot;;2;IF([.B198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6" calcext:value-type="float">
                <text:p>2016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199]=&quot;ENFADADO&quot;;0;IF([.B199]=&quot;NEUTRAL&quot;;1;IF([.B199]=&quot;SATISFECHO&quot;;2;IF([.B199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5" calcext:value-type="float">
                <text:p>2025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53" calcext:value-type="float">
                <text:p>53</text:p>
              </table:table-cell>
              <table:table-cell table:style-name="ce5" table:formula="of:=IF([.B200]=&quot;ENFADADO&quot;;0;IF([.B200]=&quot;NEUTRAL&quot;;1;IF([.B200]=&quot;SATISFECHO&quot;;2;IF([.B200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8" calcext:value-type="float">
                <text:p>38</text:p>
              </table:table-cell>
              <table:table-cell table:style-name="ce5" table:formula="of:=IF([.B201]=&quot;ENFADADO&quot;;0;IF([.B201]=&quot;NEUTRAL&quot;;1;IF([.B201]=&quot;SATISFECHO&quot;;2;IF([.B201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2" calcext:value-type="float">
                <text:p>2012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0" calcext:value-type="float">
                <text:p>10</text:p>
              </table:table-cell>
              <table:table-cell table:style-name="ce5" table:formula="of:=IF([.B202]=&quot;ENFADADO&quot;;0;IF([.B202]=&quot;NEUTRAL&quot;;1;IF([.B202]=&quot;SATISFECHO&quot;;2;IF([.B202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4" calcext:value-type="float">
                <text:p>2024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43" calcext:value-type="float">
                <text:p>43</text:p>
              </table:table-cell>
              <table:table-cell table:style-name="ce5" table:formula="of:=IF([.B203]=&quot;ENFADADO&quot;;0;IF([.B203]=&quot;NEUTRAL&quot;;1;IF([.B203]=&quot;SATISFECHO&quot;;2;IF([.B203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1996" calcext:value-type="float">
                <text:p>1996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6" calcext:value-type="float">
                <text:p>6</text:p>
              </table:table-cell>
              <table:table-cell table:style-name="ce5" table:formula="of:=IF([.B204]=&quot;ENFADADO&quot;;0;IF([.B204]=&quot;NEUTRAL&quot;;1;IF([.B204]=&quot;SATISFECHO&quot;;2;IF([.B204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0" calcext:value-type="float">
                <text:p>2010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3" calcext:value-type="float">
                <text:p>3</text:p>
              </table:table-cell>
              <table:table-cell table:style-name="ce5" table:formula="of:=IF([.B205]=&quot;ENFADADO&quot;;0;IF([.B205]=&quot;NEUTRAL&quot;;1;IF([.B205]=&quot;SATISFECHO&quot;;2;IF([.B205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206]=&quot;ENFADADO&quot;;0;IF([.B206]=&quot;NEUTRAL&quot;;1;IF([.B206]=&quot;SATISFECHO&quot;;2;IF([.B206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199:.B206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207]=&quot;ENFADADO&quot;;0;IF([.B207]=&quot;NEUTRAL&quot;;1;IF([.B207]=&quot;SATISFECHO&quot;;2;IF([.B207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3" calcext:value-type="float">
                <text:p>2003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" calcext:value-type="float">
                <text:p>15</text:p>
              </table:table-cell>
              <table:table-cell table:style-name="ce5" table:formula="of:=IF([.B208]=&quot;ENFADADO&quot;;0;IF([.B208]=&quot;NEUTRAL&quot;;1;IF([.B208]=&quot;SATISFECHO&quot;;2;IF([.B208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" calcext:value-type="float">
                <text:p>13</text:p>
              </table:table-cell>
              <table:table-cell table:style-name="ce5" table:formula="of:=IF([.B209]=&quot;ENFADADO&quot;;0;IF([.B209]=&quot;NEUTRAL&quot;;1;IF([.B209]=&quot;SATISFECHO&quot;;2;IF([.B209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6" calcext:value-type="float">
                <text:p>1996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4" calcext:value-type="float">
                <text:p>34</text:p>
              </table:table-cell>
              <table:table-cell table:style-name="ce5" table:formula="of:=IF([.B210]=&quot;ENFADADO&quot;;0;IF([.B210]=&quot;NEUTRAL&quot;;1;IF([.B210]=&quot;SATISFECHO&quot;;2;IF([.B210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22" calcext:value-type="float">
                <text:p>2022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5" calcext:value-type="float">
                <text:p>5</text:p>
              </table:table-cell>
              <table:table-cell table:style-name="ce5" table:formula="of:=IF([.B211]=&quot;ENFADADO&quot;;0;IF([.B211]=&quot;NEUTRAL&quot;;1;IF([.B211]=&quot;SATISFECHO&quot;;2;IF([.B211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4" calcext:value-type="float">
                <text:p>2014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1" calcext:value-type="float">
                <text:p>21</text:p>
              </table:table-cell>
              <table:table-cell table:style-name="ce5" table:formula="of:=IF([.B212]=&quot;ENFADADO&quot;;0;IF([.B212]=&quot;NEUTRAL&quot;;1;IF([.B212]=&quot;SATISFECHO&quot;;2;IF([.B212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20" calcext:value-type="float">
                <text:p>202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213]=&quot;ENFADADO&quot;;0;IF([.B213]=&quot;NEUTRAL&quot;;1;IF([.B213]=&quot;SATISFECHO&quot;;2;IF([.B213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5" calcext:value-type="float">
                <text:p>1995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46" calcext:value-type="float">
                <text:p>46</text:p>
              </table:table-cell>
              <table:table-cell table:style-name="ce5" table:formula="of:=IF([.B214]=&quot;ENFADADO&quot;;0;IF([.B214]=&quot;NEUTRAL&quot;;1;IF([.B214]=&quot;SATISFECHO&quot;;2;IF([.B214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3" calcext:value-type="float">
                <text:p>2003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0" calcext:value-type="float">
                <text:p>0</text:p>
              </table:table-cell>
              <table:table-cell table:style-name="ce5" table:formula="of:=IF([.B215]=&quot;ENFADADO&quot;;0;IF([.B215]=&quot;NEUTRAL&quot;;1;IF([.B215]=&quot;SATISFECHO&quot;;2;IF([.B215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11" calcext:value-type="float">
                <text:p>2011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43" calcext:value-type="float">
                <text:p>43</text:p>
              </table:table-cell>
              <table:table-cell table:style-name="ce5" table:formula="of:=IF([.B216]=&quot;ENFADADO&quot;;0;IF([.B216]=&quot;NEUTRAL&quot;;1;IF([.B216]=&quot;SATISFECHO&quot;;2;IF([.B216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208:.B216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217]=&quot;ENFADADO&quot;;0;IF([.B217]=&quot;NEUTRAL&quot;;1;IF([.B217]=&quot;SATISFECHO&quot;;2;IF([.B217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53" calcext:value-type="float">
                <text:p>53</text:p>
              </table:table-cell>
              <table:table-cell table:style-name="ce5" table:formula="of:=IF([.B218]=&quot;ENFADADO&quot;;0;IF([.B218]=&quot;NEUTRAL&quot;;1;IF([.B218]=&quot;SATISFECHO&quot;;2;IF([.B218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5" calcext:value-type="float">
                <text:p>2025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219]=&quot;ENFADADO&quot;;0;IF([.B219]=&quot;NEUTRAL&quot;;1;IF([.B219]=&quot;SATISFECHO&quot;;2;IF([.B219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1994" calcext:value-type="float">
                <text:p>1994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4" calcext:value-type="float">
                <text:p>34</text:p>
              </table:table-cell>
              <table:table-cell table:style-name="ce5" table:formula="of:=IF([.B220]=&quot;ENFADADO&quot;;0;IF([.B220]=&quot;NEUTRAL&quot;;1;IF([.B220]=&quot;SATISFECHO&quot;;2;IF([.B22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4" calcext:value-type="float">
                <text:p>24</text:p>
              </table:table-cell>
              <table:table-cell table:style-name="ce5" table:formula="of:=IF([.B221]=&quot;ENFADADO&quot;;0;IF([.B221]=&quot;NEUTRAL&quot;;1;IF([.B221]=&quot;SATISFECHO&quot;;2;IF([.B221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CLADO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5" calcext:value-type="float">
                <text:p>200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222]=&quot;ENFADADO&quot;;0;IF([.B222]=&quot;NEUTRAL&quot;;1;IF([.B222]=&quot;SATISFECHO&quot;;2;IF([.B222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SATISFECHO</text:p>
            </table:table-cell>
            <table:table-cell table:formula="of:=SUBTOTAL(9;[.B218:.B222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223]=&quot;ENFADADO&quot;;0;IF([.B223]=&quot;NEUTRAL&quot;;1;IF([.B223]=&quot;SATISFECHO&quot;;2;IF([.B223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19" calcext:value-type="float">
                <text:p>2019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5" calcext:value-type="float">
                <text:p>45</text:p>
              </table:table-cell>
              <table:table-cell table:style-name="ce5" table:formula="of:=IF([.B224]=&quot;ENFADADO&quot;;0;IF([.B224]=&quot;NEUTRAL&quot;;1;IF([.B224]=&quot;SATISFECHO&quot;;2;IF([.B224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CONTENTO</text:p>
              </table:table-cell>
              <table:table-cell office:value-type="float" office:value="2008" calcext:value-type="float">
                <text:p>200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0" calcext:value-type="float">
                <text:p>30</text:p>
              </table:table-cell>
              <table:table-cell table:style-name="ce5" table:formula="of:=IF([.B225]=&quot;ENFADADO&quot;;0;IF([.B225]=&quot;NEUTRAL&quot;;1;IF([.B225]=&quot;SATISFECHO&quot;;2;IF([.B225]=&quot;CONTENTO&quot;;3;&quot;&quot;))))" office:value-type="float" office:value="3" calcext:value-type="float">
                <text:p>3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CONTENTO</text:p>
            </table:table-cell>
            <table:table-cell table:formula="of:=SUBTOTAL(9;[.B224:.B225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226]=&quot;ENFADADO&quot;;0;IF([.B226]=&quot;NEUTRAL&quot;;1;IF([.B226]=&quot;SATISFECHO&quot;;2;IF([.B226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56" calcext:value-type="float">
                <text:p>56</text:p>
              </table:table-cell>
              <table:table-cell table:style-name="ce5" table:formula="of:=IF([.B227]=&quot;ENFADADO&quot;;0;IF([.B227]=&quot;NEUTRAL&quot;;1;IF([.B227]=&quot;SATISFECHO&quot;;2;IF([.B227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22" calcext:value-type="float">
                <text:p>2022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37" calcext:value-type="float">
                <text:p>37</text:p>
              </table:table-cell>
              <table:table-cell table:style-name="ce5" table:formula="of:=IF([.B228]=&quot;ENFADADO&quot;;0;IF([.B228]=&quot;NEUTRAL&quot;;1;IF([.B228]=&quot;SATISFECHO&quot;;2;IF([.B228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4" calcext:value-type="float">
                <text:p>201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0" calcext:value-type="float">
                <text:p>20</text:p>
              </table:table-cell>
              <table:table-cell table:style-name="ce5" table:formula="of:=IF([.B229]=&quot;ENFADADO&quot;;0;IF([.B229]=&quot;NEUTRAL&quot;;1;IF([.B229]=&quot;SATISFECHO&quot;;2;IF([.B229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3" calcext:value-type="float">
                <text:p>2013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26" calcext:value-type="float">
                <text:p>26</text:p>
              </table:table-cell>
              <table:table-cell table:style-name="ce5" table:formula="of:=IF([.B230]=&quot;ENFADADO&quot;;0;IF([.B230]=&quot;NEUTRAL&quot;;1;IF([.B230]=&quot;SATISFECHO&quot;;2;IF([.B230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ENFADADO</text:p>
              </table:table-cell>
              <table:table-cell office:value-type="float" office:value="2012" calcext:value-type="float">
                <text:p>2012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55" calcext:value-type="float">
                <text:p>55</text:p>
              </table:table-cell>
              <table:table-cell table:style-name="ce5" table:formula="of:=IF([.B231]=&quot;ENFADADO&quot;;0;IF([.B231]=&quot;NEUTRAL&quot;;1;IF([.B231]=&quot;SATISFECHO&quot;;2;IF([.B231]=&quot;CONTENTO&quot;;3;&quot;&quot;))))" office:value-type="float" office:value="0" calcext:value-type="float">
                <text:p>0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ENFADADO</text:p>
            </table:table-cell>
            <table:table-cell table:formula="of:=SUBTOTAL(9;[.B227:.B231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232]=&quot;ENFADADO&quot;;0;IF([.B232]=&quot;NEUTRAL&quot;;1;IF([.B232]=&quot;SATISFECHO&quot;;2;IF([.B232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8" calcext:value-type="float">
                <text:p>28</text:p>
              </table:table-cell>
              <table:table-cell table:style-name="ce5" table:formula="of:=IF([.B233]=&quot;ENFADADO&quot;;0;IF([.B233]=&quot;NEUTRAL&quot;;1;IF([.B233]=&quot;SATISFECHO&quot;;2;IF([.B233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04" calcext:value-type="float">
                <text:p>200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59" calcext:value-type="float">
                <text:p>59</text:p>
              </table:table-cell>
              <table:table-cell table:style-name="ce5" table:formula="of:=IF([.B234]=&quot;ENFADADO&quot;;0;IF([.B234]=&quot;NEUTRAL&quot;;1;IF([.B234]=&quot;SATISFECHO&quot;;2;IF([.B234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2021" calcext:value-type="float">
                <text:p>2021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235]=&quot;ENFADADO&quot;;0;IF([.B235]=&quot;NEUTRAL&quot;;1;IF([.B235]=&quot;SATISFECHO&quot;;2;IF([.B235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NEUTRAL</text:p>
              </table:table-cell>
              <table:table-cell office:value-type="float" office:value="1994" calcext:value-type="float">
                <text:p>1994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51" calcext:value-type="float">
                <text:p>51</text:p>
              </table:table-cell>
              <table:table-cell table:style-name="ce5" table:formula="of:=IF([.B236]=&quot;ENFADADO&quot;;0;IF([.B236]=&quot;NEUTRAL&quot;;1;IF([.B236]=&quot;SATISFECHO&quot;;2;IF([.B236]=&quot;CONTENTO&quot;;3;&quot;&quot;))))" office:value-type="float" office:value="1" calcext:value-type="float">
                <text:p>1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2" office:value-type="string" calcext:value-type="string">
              <text:p>Total NEUTRAL</text:p>
            </table:table-cell>
            <table:table-cell table:formula="of:=SUBTOTAL(9;[.B233:.B236])" office:value-type="float" office:value="0" calcext:value-type="float">
              <text:p>0</text:p>
            </table:table-cell>
            <table:table-cell table:number-columns-repeated="6"/>
            <table:table-cell table:style-name="ce5" table:formula="of:=IF([.B237]=&quot;ENFADADO&quot;;0;IF([.B237]=&quot;NEUTRAL&quot;;1;IF([.B237]=&quot;SATISFECHO&quot;;2;IF([.B237]=&quot;CONTENTO&quot;;3;&quot;&quot;))))">
              <text:p/>
            </table:table-cell>
            <table:table-cell table:number-columns-repeated="1015"/>
          </table:table-row>
          <table:table-row-group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4" calcext:value-type="float">
                <text:p>2024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238]=&quot;ENFADADO&quot;;0;IF([.B238]=&quot;NEUTRAL&quot;;1;IF([.B238]=&quot;SATISFECHO&quot;;2;IF([.B238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23" calcext:value-type="float">
                <text:p>2023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style-name="ce5" table:formula="of:=IF([.B239]=&quot;ENFADADO&quot;;0;IF([.B239]=&quot;NEUTRAL&quot;;1;IF([.B239]=&quot;SATISFECHO&quot;;2;IF([.B239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1998" calcext:value-type="float">
                <text:p>1998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23" calcext:value-type="float">
                <text:p>23</text:p>
              </table:table-cell>
              <table:table-cell table:style-name="ce5" table:formula="of:=IF([.B240]=&quot;ENFADADO&quot;;0;IF([.B240]=&quot;NEUTRAL&quot;;1;IF([.B240]=&quot;SATISFECHO&quot;;2;IF([.B240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  <table:table-row table:style-name="ro2">
              <table:table-cell office:value-type="string" calcext:value-type="string">
                <text:p>TEMPERATURA</text:p>
              </table:table-cell>
              <table:table-cell table:number-columns-repeated="2" office:value-type="string" calcext:value-type="string">
                <text:p>SATISFECHO</text:p>
              </table:table-cell>
              <table:table-cell office:value-type="float" office:value="2001" calcext:value-type="float">
                <text:p>2001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32" calcext:value-type="float">
                <text:p>32</text:p>
              </table:table-cell>
              <table:table-cell table:style-name="ce5" table:formula="of:=IF([.B241]=&quot;ENFADADO&quot;;0;IF([.B241]=&quot;NEUTRAL&quot;;1;IF([.B241]=&quot;SATISFECHO&quot;;2;IF([.B241]=&quot;CONTENTO&quot;;3;&quot;&quot;))))" office:value-type="float" office:value="2" calcext:value-type="float">
                <text:p>2</text:p>
              </table:table-cell>
              <table:table-cell table:number-columns-repeated="1015"/>
            </table:table-row>
          </table:table-row-group>
          <table:table-row table:style-name="ro1">
            <table:table-cell table:style-name="ce2" office:value-type="string" calcext:value-type="string">
              <text:p>Total SATISFECHO</text:p>
            </table:table-cell>
            <table:table-cell table:formula="of:=SUBTOTAL(9;[.B238:.B241])" office:value-type="float" office:value="0" calcext:value-type="float">
              <text:p>0</text:p>
            </table:table-cell>
            <table:table-cell table:number-columns-repeated="1022"/>
          </table:table-row>
        </table:table-row-group>
        <table:table-row table:style-name="ro1">
          <table:table-cell table:style-name="ce2" office:value-type="string" calcext:value-type="string">
            <text:p>Total general</text:p>
          </table:table-cell>
          <table:table-cell table:formula="of:=SUBTOTAL(9;[.B3:.B241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2:Hoja1.H24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7:28:47.9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Respuestas" style:display-name="PageStyle_Respuest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José Luis Garrido Labrador</meta:initial-creator>
    <meta:creation-date>2018-12-05T19:29:15Z</meta:creation-date>
    <dc:date>2018-12-10T18:02:11.922000000</dc:date>
    <meta:editing-duration>PT41M20S</meta:editing-duration>
    <meta:editing-cycles>2</meta:editing-cycles>
    <meta:document-statistic meta:table-count="1" meta:cell-count="2123" meta:object-count="0"/>
  </office:meta>
</office:document-meta>
</file>